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1A00000253EB8EBD5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3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4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5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6" style:family="graphic" style:parent-style-name="standard">
      <style:graphic-properties draw:fill="solid" draw:fill-color="#f1f1ef" draw:textarea-horizontal-align="center" draw:textarea-vertical-align="middle" style:protect="position 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 style:protect="position size"/>
    </style:style>
    <style:style style:name="gr8" style:family="graphic" style:parent-style-name="standard">
      <style:graphic-properties draw:stroke="solid" svg:stroke-width="0.035cm" svg:stroke-color="#000000" draw:stroke-linejoin="miter" draw:fill="none" draw:fill-color="#cccccc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style:protect="position size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style:protect="position size"/>
    </style:style>
    <style:style style:name="gr1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1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20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21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22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23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24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25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26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27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457cm" fo:min-width="24.5cm" style:protect="position size"/>
    </style:style>
    <style:style style:name="gr28" style:family="graphic" style:parent-style-name="standard">
      <style:graphic-properties draw:fill="solid" draw:fill-color="#c0c0c0" draw:textarea-horizontal-align="center" draw:textarea-vertical-align="middle" style:protect="position siz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cm" fo:min-width="24.2cm" style:protect="position size"/>
    </style:style>
    <style:style style:name="gr30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31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32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33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34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35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style:protect="position size"/>
    </style:style>
    <style:style style:name="gr37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38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39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40" style:family="graphic" style:parent-style-name="standard" style:list-style-name="L4">
      <style:graphic-properties draw:stroke="solid" svg:stroke-width="0.035cm" svg:stroke-color="#000000" draw:stroke-linejoin="miter" draw:fill="solid" draw:fill-color="#c0c0c0" draw:textarea-horizontal-align="center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41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42" style:family="graphic">
      <style:graphic-properties style:protect="position size"/>
    </style:style>
    <style:style style:name="gr4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dash" draw:stroke-dash="Dash_20_3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8" style:family="graphic" style:parent-style-name="standard" style:list-style-name="L5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5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 style:protect="position size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7" style:family="graphic" style:parent-style-name="standard" style:list-style-name="L4">
      <style:graphic-properties draw:stroke="solid" svg:stroke-width="0.026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9" style:family="graphic" style:parent-style-name="standard" style:list-style-name="L5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60" style:family="graphic" style:parent-style-name="standard" style:list-style-name="L5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61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6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3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64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65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66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67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68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69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70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71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72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73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74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75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76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481cm" fo:min-width="24.5cm" style:protect="position size"/>
    </style:style>
    <style:style style:name="gr77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78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gr79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true" draw:auto-grow-width="false" fo:min-height="14.25cm" fo:min-width="24.5cm" style:protect="position size"/>
    </style:style>
    <style:style style:name="pr1" style:family="presentation" style:parent-style-name="template-subtitle">
      <style:graphic-properties draw:fill-color="#ffffff" draw:auto-grow-height="true" fo:min-height="13.86cm" style:protect="position size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2.745cm" style:protect="position size"/>
    </style:style>
    <style:style style:name="pr4" style:family="presentation" style:parent-style-name="template-notes">
      <style:graphic-properties draw:fill-color="#ffffff" fo:min-height="13.364cm"/>
    </style:style>
    <style:style style:name="P1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Verdana" style:font-family-generic="swiss" style:font-pitch="variable"/>
    </style:style>
    <style:style style:name="P2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Verdana" style:font-family-generic="swiss" style:font-pitch="variable" fo:font-size="44pt" style:font-size-asian="44pt" style:font-size-complex="44pt"/>
    </style:style>
    <style:style style:name="P3" style:family="paragraph">
      <style:text-properties fo:font-family="Verdana" style:font-family-generic="swiss" style:font-pitch="variable"/>
    </style:style>
    <style:style style:name="P4" style:family="paragraph">
      <style:paragraph-properties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</style:style>
    <style:style style:name="P5" style:family="paragraph">
      <style:paragraph-properties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808080" fo:font-family="Verdana" style:font-family-generic="swiss" style:font-pitch="variable" fo:font-size="24pt" style:font-size-asian="24pt" style:font-size-complex="24pt"/>
    </style:style>
    <style:style style:name="P6" style:family="paragraph">
      <style:paragraph-properties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7" style:family="paragraph">
      <style:paragraph-properties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2pt" style:font-size-asian="22pt" style:font-size-complex="22pt"/>
    </style:style>
    <style:style style:name="P8" style:family="paragraph">
      <style:text-properties fo:font-family="Verdana" style:font-family-generic="swiss" style:font-pitch="variable" style:font-family-asian="Verdana" style:font-family-generic-asian="swiss" style:font-pitch-asian="variable" style:font-family-complex="Verdana" style:font-family-generic-complex="swiss" style:font-pitch-complex="variable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family="Verdana" style:font-family-generic="swiss" style:font-pitch="variable" fo:font-size="18pt" style:font-size-asian="18pt" style:font-size-complex="18pt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paragraph-properties text:enable-numbering="false" fo:margin-left="0cm" fo:margin-right="0cm" fo:line-height="100%" fo:text-align="center" fo:text-indent="0cm" style:writing-mode="lr-tb"/>
      <style:text-properties fo:font-size="16pt" style:font-size-asian="16pt" style:font-size-complex="16pt"/>
    </style:style>
    <style:style style:name="P15" style:family="paragraph">
      <style:paragraph-properties fo:margin-left="0cm" fo:margin-right="0cm" fo:line-height="100%" fo:text-indent="0cm"/>
    </style:style>
    <style:style style:name="P16" style:family="paragraph">
      <style:paragraph-properties text:enable-numbering="false" fo:margin-left="0cm" fo:margin-right="0cm" fo:line-height="100%" fo:text-indent="0cm" style:writing-mode="lr-tb"/>
      <style:text-properties fo:font-size="16pt" style:font-size-asian="16pt" style:font-size-complex="16pt"/>
    </style:style>
    <style:style style:name="P17" style:family="paragraph">
      <style:paragraph-properties fo:text-align="start"/>
    </style:style>
    <style:style style:name="P18" style:family="paragraph">
      <style:paragraph-properties text:enable-numbering="false" fo:margin-left="0cm" fo:margin-right="0cm" fo:line-height="100%" fo:text-indent="0cm" style:writing-mode="lr-tb"/>
      <style:text-properties fo:font-family="Courier" style:font-family-generic="modern" style:font-pitch="fixed"/>
    </style:style>
    <style:style style:name="P19" style:family="paragraph">
      <style:paragraph-properties text:enable-numbering="false" fo:margin-left="0cm" fo:margin-right="0cm" fo:line-height="100%" fo:text-indent="0cm" style:writing-mode="lr-tb"/>
      <style:text-properties fo:color="#000000" fo:font-family="Courier" style:font-family-generic="modern" style:font-pitch="fixed"/>
    </style:style>
    <style:style style:name="P20" style:family="paragraph">
      <style:paragraph-properties text:enable-numbering="false" fo:margin-left="0cm" fo:margin-right="0cm" fo:line-height="100%" fo:text-align="center" fo:text-indent="0cm" style:writing-mode="lr-tb"/>
      <style:text-properties fo:color="#000000" fo:font-size="16pt" style:font-size-asian="16pt" style:font-size-complex="16pt"/>
    </style:style>
    <style:style style:name="P21" style:family="paragraph">
      <style:paragraph-properties text:enable-numbering="false" fo:margin-left="0cm" fo:margin-right="0cm" fo:line-height="100%" fo:text-indent="0cm" style:writing-mode="lr-tb"/>
    </style:style>
    <style:style style:name="P22" style:family="paragraph">
      <style:paragraph-properties text:enable-numbering="false" fo:margin-left="0cm" fo:margin-right="0cm" fo:line-height="100%" fo:text-indent="0cm" style:writing-mode="lr-tb"/>
      <style:text-properties fo:color="#000000" fo:font-family="Courier" style:font-family-generic="modern" style:font-pitch="fixe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000000" style:text-outline="false" style:text-line-through-style="none" fo:font-family="Verdana" style:font-family-generic="swiss" style:font-pitch="variable" fo:font-size="44pt" fo:font-style="normal" fo:text-shadow="none" style:text-underline-style="none" fo:font-weight="normal" style:letter-kerning="true" style:font-family-asian="Helvetica" style:font-family-generic-asian="swiss" style:font-size-asian="44pt" style:font-style-asian="normal" style:font-weight-asian="normal" style:font-family-complex="Helvetica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Helvetica" style:font-family-generic-asian="swiss" style:font-size-asian="32pt" style:font-style-asian="normal" style:font-weight-asian="normal" style:font-family-complex="Helvetica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Verdana" style:font-family-generic="swiss" style:font-pitch="variable"/>
    </style:style>
    <style:style style:name="T4" style:family="text">
      <style:text-properties fo:color="#000000" fo:font-family="Verdana" style:font-family-generic="swiss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5" style:family="text">
      <style:text-properties fo:color="#808080" fo:font-family="Verdana" style:font-family-generic="swiss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6" style:family="text">
      <style:text-properties fo:color="#000000" fo:font-family="Verdana" style:font-family-generic="swiss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7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family="Verdana" style:font-family-generic="swiss" style:font-pitch="variable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9" style:family="text">
      <style:text-properties fo:color="#000000" fo:font-family="Verdana" style:font-family-generic="swiss" style:font-pitch="variable" fo:font-size="18pt" style:font-family-asian="Helvetica" style:font-family-generic-asian="swiss" style:font-size-asian="18pt" style:font-family-complex="Helvetica" style:font-family-generic-complex="swiss" style:font-size-complex="18pt"/>
    </style:style>
    <style:style style:name="T10" style:family="text">
      <style:text-properties fo:font-family="Verdana" style:font-family-generic="swiss" style:font-pitch="variable" fo:font-size="18pt" style:font-size-asian="18pt" style:font-size-complex="18pt"/>
    </style:style>
    <style:style style:name="T11" style:family="text">
      <style:text-properties fo:font-family="Arial" style:font-family-generic="script" style:font-pitch="variable" fo:font-size="16pt" style:font-size-asian="16pt" style:font-size-complex="16pt"/>
    </style:style>
    <style:style style:name="T12" style:family="text">
      <style:text-properties fo:font-family="Arial" style:font-family-generic="script" style:font-pitch="variable" fo:font-size="16pt" fo:language="en" fo:country="US" style:font-size-asian="16pt" style:font-size-complex="16pt"/>
    </style:style>
    <style:style style:name="T13" style:family="text">
      <style:text-properties fo:color="#00000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Courier" style:font-family-generic="modern" style:font-pitch="fixed" fo:font-size="18pt" fo:language="en" fo:country="US" style:font-size-asian="18pt" style:font-size-complex="18pt"/>
    </style:style>
    <style:style style:name="T15" style:family="text">
      <style:text-properties fo:color="#000000" fo:font-family="Courier" style:font-family-generic="modern" style:font-pitch="fixed" fo:font-size="18pt" fo:language="en" fo:country="US" style:font-size-asian="18pt" style:font-size-complex="18pt"/>
    </style:style>
    <style:style style:name="T16" style:family="text">
      <style:text-properties fo:color="#000000" fo:font-family="Courier" style:font-family-generic="modern" style:font-pitch="fixed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0.1999998092651pt"/>
    </style:style>
    <style:style style:name="T17" style:family="text">
      <style:text-properties fo:color="#000000" fo:font-family="Arial" style:font-family-generic="script" style:font-pitch="variable" fo:font-size="16pt" style:font-size-asian="16pt" style:font-size-complex="16pt"/>
    </style:style>
    <style:style style:name="T18" style:family="text">
      <style:text-properties fo:color="#000000" fo:font-family="Courier" style:font-family-generic="modern" style:font-pitch="fixed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016cm"/>
        <style:text-properties fo:font-family="StarSymbol" style:use-window-font-color="true" fo:font-size="50%"/>
      </text:list-level-style-bullet>
      <text:list-level-style-bullet text:level="2" text:bullet-char="●">
        <style:list-level-properties text:space-before="1.016cm" text:min-label-width="1.016cm"/>
        <style:text-properties fo:font-family="StarSymbol" style:use-window-font-color="true" fo:font-size="50%"/>
      </text:list-level-style-bullet>
      <text:list-level-style-bullet text:level="3" text:bullet-char="●">
        <style:list-level-properties text:space-before="2.032cm" text:min-label-width="1.016cm"/>
        <style:text-properties fo:font-family="StarSymbol" style:use-window-font-color="true" fo:font-size="50%"/>
      </text:list-level-style-bullet>
      <text:list-level-style-bullet text:level="4" text:bullet-char="●">
        <style:list-level-properties text:space-before="3.048cm" text:min-label-width="1.016cm"/>
        <style:text-properties fo:font-family="StarSymbol" style:use-window-font-color="true" fo:font-size="50%"/>
      </text:list-level-style-bullet>
      <text:list-level-style-bullet text:level="5" text:bullet-char="●">
        <style:list-level-properties text:space-before="4.064cm" text:min-label-width="1.016cm"/>
        <style:text-properties fo:font-family="StarSymbol" style:use-window-font-color="true" fo:font-size="50%"/>
      </text:list-level-style-bullet>
      <text:list-level-style-bullet text:level="6" text:bullet-char="●">
        <style:list-level-properties text:space-before="5.08cm" text:min-label-width="1.016cm"/>
        <style:text-properties fo:font-family="StarSymbol" style:use-window-font-color="true" fo:font-size="50%"/>
      </text:list-level-style-bullet>
      <text:list-level-style-bullet text:level="7" text:bullet-char="●">
        <style:list-level-properties text:space-before="6.096cm" text:min-label-width="1.016cm"/>
        <style:text-properties fo:font-family="StarSymbol" style:use-window-font-color="true" fo:font-size="50%"/>
      </text:list-level-style-bullet>
      <text:list-level-style-bullet text:level="8" text:bullet-char="●">
        <style:list-level-properties text:space-before="7.112cm" text:min-label-width="1.016cm"/>
        <style:text-properties fo:font-family="StarSymbol" style:use-window-font-color="true" fo:font-size="50%"/>
      </text:list-level-style-bullet>
      <text:list-level-style-bullet text:level="9" text:bullet-char="●">
        <style:list-level-properties text:space-before="8.128cm" text:min-label-width="1.016cm"/>
        <style:text-properties fo:font-family="StarSymbol" style:use-window-font-color="true" fo:font-size="50%"/>
      </text:list-level-style-bullet>
      <text:list-level-style-bullet text:level="10" text:bullet-char="●">
        <style:list-level-properties text:space-before="9.144cm" text:min-label-width="1.016cm"/>
        <style:text-properties fo:font-family="StarSymbol" style:use-window-font-color="true" fo:font-size="50%"/>
      </text:list-level-style-bullet>
    </text:list-style>
    <text:list-style style:name="L3">
      <text:list-level-style-bullet text:level="1" text:bullet-char="-">
        <style:list-level-properties/>
        <style:text-properties fo:font-family="Arial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cript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emplate" presentation:presentation-page-layout-name="AL1T0">
        <office:forms form:automatic-focus="false" form:apply-design-mode="false"/>
        <draw:frame presentation:style-name="pr1" draw:text-style-name="P2" draw:layer="layout" svg:width="24.976cm" svg:height="13.86cm" svg:x="1.524cm" svg:y="5.08cm" presentation:class="subtitle" presentation:user-transformed="true">
          <draw:text-box>
            <text:p text:style-name="P1"><text:span text:style-name="T1">Object/Relational Mapping</text:span></text:p>
            <text:p text:style-name="P1"><text:span text:style-name="T1"/></text:p>
            <text:p text:style-name="P1"><text:span text:style-name="T2">Fundamental Concepts And Concerns When Using O/R Mapping In Enterprise Applic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text-style-name="P3" draw:layer="layout" svg:width="24.975cm" svg:height="2.745cm" svg:x="1.525cm" svg:y="1.27cm" presentation:class="title" presentation:user-transformed="true">
          <draw:text-box>
            <text:p><text:span text:style-name="T3">Topics In This Session</text:span><text:span text:style-name="T3"><text:line-break/></text:span><text:span text:style-name="T3"/></text:p>
          </draw:text-box>
        </draw:frame>
        <draw:frame draw:style-name="gr2" draw:text-style-name="P5" draw:layer="layout" svg:width="25cm" svg:height="14.5cm" svg:x="1.525cm" svg:y="5.08cm">
          <draw:text-box>
            <text:list text:style-name="L2">
              <text:list-item>
                <text:p text:style-name="P4"><text:span text:style-name="T4">The Object/Relational Mismatch</text:span></text:p>
              </text:list-item>
              <text:list-item>
                <text:p text:style-name="P4"><text:span text:style-name="T5">What Is Object/Relational Mapping?</text:span></text:p>
              </text:list-item>
              <text:list-item>
                <text:p text:style-name="P4"><text:span text:style-name="T5">The Benefits Of Object/Relational Mapping Technology</text:span></text:p>
              </text:list-item>
              <text:list-item>
                <text:p text:style-name="P4"><text:span text:style-name="T5">The Costs Of Object/Relational Mapping Technolog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text-style-name="P3" draw:layer="layout" svg:width="24.975cm" svg:height="2.745cm" svg:x="1.525cm" svg:y="1.27cm" presentation:class="title" presentation:user-transformed="true">
          <draw:text-box>
            <text:p><text:span text:style-name="T3">The Object/Relational Mismatch (1 Of 2)</text:span><text:span text:style-name="T3"><text:line-break/></text:span><text:span text:style-name="T3"/></text:p>
          </draw:text-box>
        </draw:frame>
        <draw:frame draw:style-name="gr3" draw:text-style-name="P6" draw:layer="layout" svg:width="25cm" svg:height="14.5cm" svg:x="1.525cm" svg:y="5.08cm">
          <draw:text-box>
            <text:list text:style-name="L2">
              <text:list-item>
                <text:p text:style-name="P4"><text:span text:style-name="T4">Most object oriented applications rely on relational databases to archive application data</text:span></text:p>
              </text:list-item>
              <text:list-item>
                <text:p text:style-name="P4"><text:span text:style-name="T4">These databases provide many useful features</text:span></text:p>
                <text:list>
                  <text:list-item>
                    <text:p text:style-name="P4"><text:span text:style-name="T6">Managing concurrency</text:span></text:p>
                  </text:list-item>
                  <text:list-item>
                    <text:p text:style-name="P4"><text:span text:style-name="T6">Providing data integrity</text:span></text:p>
                  </text:list-item>
                  <text:list-item>
                    <text:p text:style-name="P4"><text:span text:style-name="T6">Allowing data to outlive the application that created it</text:span></text:p>
                  </text:list-item>
                  <text:list-item>
                    <text:p text:style-name="P4"><text:span text:style-name="T6">Allowing data to be shared across applications and users</text:span></text:p>
                  </text:list-item>
                  <text:list-item>
                    <text:p text:style-name="P4"><text:span text:style-name="T6">Providing security</text:span></text:p>
                  </text:list-item>
                  <text:list-item>
                    <text:p text:style-name="P4"><text:span text:style-name="T6">Providing data structure</text:span></text:p>
                  </text:list-item>
                  <text:list-item>
                    <text:p text:style-name="P4"><text:span text:style-name="T6">Providing efficient ordering and retrieval capabilities</text:span></text:p>
                  </text:list-item>
                  <text:list-item>
                    <text:p text:style-name="P4"><text:span text:style-name="T6">Managing associ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3" draw:text-style-name="P3" draw:layer="layout" svg:width="24.975cm" svg:height="2.745cm" svg:x="1.525cm" svg:y="1.27cm" presentation:class="title" presentation:user-transformed="true">
          <draw:text-box>
            <text:p><text:span text:style-name="T3">The Object/Relational Mismatch (2 Of 2)</text:span><text:span text:style-name="T3"><text:line-break/></text:span><text:span text:style-name="T3"/></text:p>
          </draw:text-box>
        </draw:frame>
        <draw:frame draw:style-name="gr4" draw:text-style-name="P6" draw:layer="layout" svg:width="25cm" svg:height="14.5cm" svg:x="1.525cm" svg:y="5.08cm">
          <draw:text-box>
            <text:list text:style-name="L2">
              <text:list-item>
                <text:p text:style-name="P4"><text:span text:style-name="T4">Unfortunately, the relational database model also poses challenges for the object oriented developer</text:span></text:p>
                <text:list>
                  <text:list-item>
                    <text:p text:style-name="P4"><text:span text:style-name="T6">Inconsistency</text:span></text:p>
                  </text:list-item>
                  <text:list-item>
                    <text:p text:style-name="P4"><text:span text:style-name="T6">Portability</text:span></text:p>
                  </text:list-item>
                  <text:list-item>
                    <text:p text:style-name="P4"><text:span text:style-name="T6">Granularity</text:span></text:p>
                  </text:list-item>
                  <text:list-item>
                    <text:p text:style-name="P4"><text:span text:style-name="T6">Subtyping</text:span></text:p>
                  </text:list-item>
                  <text:list-item>
                    <text:p text:style-name="P4"><text:span text:style-name="T6">Identity</text:span></text:p>
                  </text:list-item>
                  <text:list-item>
                    <text:p text:style-name="P4"><text:span text:style-name="T6">Performance</text:span></text:p>
                  </text:list-item>
                </text:list>
                <text:p text:style-name="P4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>
        <office:forms form:automatic-focus="false" form:apply-design-mode="false"/>
        <draw:frame presentation:style-name="pr3" draw:text-style-name="P3" draw:layer="layout" svg:width="24.975cm" svg:height="2.745cm" svg:x="1.525cm" svg:y="1.27cm" presentation:class="title" presentation:user-transformed="true">
          <draw:text-box>
            <text:p><text:span text:style-name="T7">Inconsistency (1 Of 3)</text:span><text:span text:style-name="T7"><text:line-break/></text:span><text:span text:style-name="T7"/></text:p>
          </draw:text-box>
        </draw:frame>
        <draw:frame draw:style-name="gr5" draw:text-style-name="P7" draw:layer="layout" svg:width="25cm" svg:height="14.5cm" svg:x="1.525cm" svg:y="5.08cm">
          <draw:text-box>
            <text:list text:style-name="L2">
              <text:list-item>
                <text:p text:style-name="P4"><text:span text:style-name="T6">Suppose that you have a class representing a Customer</text:span></text:p>
                <text:list>
                  <text:list-item>
                    <text:p text:style-name="P4"><text:span text:style-name="T8">A Customer has an Address</text:span></text:p>
                  </text:list-item>
                  <text:list-item>
                    <text:p text:style-name="P4"><text:span text:style-name="T8">How might you represent that Address?</text:span></text:p>
                    <text:list>
                      <text:list-item>
                        <text:p text:style-name="P4"><text:span text:style-name="T9">In a String?</text:span></text:p>
                      </text:list-item>
                      <text:list-item>
                        <text:p text:style-name="P4"><text:span text:style-name="T9">In an Address class?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6">Suppose you chose to represent the Address in a separate Address class</text:span></text:p>
                <text:list>
                  <text:list-item>
                    <text:p text:style-name="P4"><text:span text:style-name="T8">Should you also create an Address table in the database?</text:span></text:p>
                  </text:list-item>
                  <text:list-item>
                    <text:p text:style-name="P4"><text:span text:style-name="T8">Perhaps folding the Address properties into the Customer table might offer better performance (by eliminating the need for a database join whenever we require Customer and Address information together)</text:span></text:p>
                  </text:list-item>
                </text:list>
              </text:list-item>
              <text:list-item>
                <text:p text:style-name="P4"><text:span text:style-name="T6">But now we have an inconsistency between our object oriented domain model and its representation in the databas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3" draw:text-style-name="P8" draw:layer="layout" svg:width="24.975cm" svg:height="2.745cm" svg:x="1.525cm" svg:y="1.271cm" presentation:class="title" presentation:user-transformed="true">
          <draw:text-box>
            <text:p><text:span text:style-name="T7">Inconsistency (2 Of 3)</text:span><text:span text:style-name="T7"><text:line-break/></text:span><text:span text:style-name="T7"/></text:p>
          </draw:text-box>
        </draw:frame>
        <draw:rect draw:style-name="gr6" draw:text-style-name="P9" draw:layer="layout" svg:width="25cm" svg:height="14.5cm" svg:x="1.524cm" svg:y="5.08cm">
          <text:p/>
        </draw:rect>
        <draw:frame draw:style-name="gr7" draw:text-style-name="P10" draw:layer="layout" svg:width="10.504cm" svg:height="1.021cm" svg:x="3.996cm" svg:y="7.211cm">
          <draw:text-box>
            <text:p text:style-name="P9"><text:span text:style-name="T10">Java Domain Model</text:span><text:span text:style-name="T10"><text:tab/></text:span></text:p>
          </draw:text-box>
        </draw:frame>
        <draw:custom-shape draw:name="Rectangle 11" draw:style-name="gr8" draw:text-style-name="P11" draw:layer="layout" svg:width="7.831cm" svg:height="8.436cm" svg:x="16.426cm" svg:y="8.622cm">
          <text:p/>
          <draw:enhanced-geometry svg:viewBox="0 0 21600 21600" draw:type="rectangle" draw:enhanced-path="M 0 0 L 21600 0 21600 21600 0 21600 0 0 Z N"/>
        </draw:custom-shape>
        <draw:line draw:name="Line 12" draw:style-name="gr9" draw:text-style-name="P12" draw:layer="layout" svg:x1="16.426cm" svg:y1="10.092cm" svg:x2="24.257cm" svg:y2="10.092cm">
          <text:p/>
        </draw:line>
        <draw:custom-shape draw:name="Text Box 13" draw:style-name="gr10" draw:text-style-name="P14" draw:layer="layout" svg:width="3.728cm" svg:height="0.892cm" svg:x="18.451cm" svg:y="8.857cm">
          <text:p text:style-name="P13"><text:span text:style-name="T11">CUSTOMER</text:span></text:p>
          <draw:enhanced-geometry svg:viewBox="0 0 21600 21600" draw:type="mso-spt202" draw:enhanced-path="M 0 0 L 21600 0 21600 21600 0 21600 0 0 Z N"/>
        </draw:custom-shape>
        <draw:custom-shape draw:name="Text Box 14" draw:style-name="gr11" draw:text-style-name="P16" draw:layer="layout" svg:width="5.485cm" svg:height="6.571cm" svg:x="17.499cm" svg:y="10.198cm">
          <text:p text:style-name="P15"><text:span text:style-name="T11">CUST_ID <text:s text:c="2"/>&lt;&lt;PK&gt;&gt;</text:span></text:p>
          <text:p text:style-name="P15"><text:span text:style-name="T11">FIRST_NAME</text:span></text:p>
          <text:p text:style-name="P15"><text:span text:style-name="T11">LAST_NAME</text:span></text:p>
          <text:p text:style-name="P15"><text:span text:style-name="T11">EMAIL</text:span></text:p>
          <text:p text:style-name="P15"><text:span text:style-name="T11">PHONE</text:span></text:p>
          <text:p text:style-name="P15"><text:span text:style-name="T11">STREET_NUMBER</text:span></text:p>
          <text:p text:style-name="P15"><text:span text:style-name="T11">STREET_NAME</text:span></text:p>
          <text:p text:style-name="P15"><text:span text:style-name="T11">CITY</text:span></text:p>
          <text:p text:style-name="P15"><text:span text:style-name="T11">STATE</text:span></text:p>
          <text:p text:style-name="P15"><text:span text:style-name="T11">ZIP_COD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ectangle 15" draw:style-name="gr12" draw:text-style-name="P11" draw:layer="layout" svg:width="4.233cm" svg:height="3.285cm" svg:x="3.991cm" svg:y="8.553cm">
          <text:p/>
          <draw:enhanced-geometry svg:viewBox="0 0 21600 21600" draw:type="rectangle" draw:enhanced-path="M 0 0 L 21600 0 21600 21600 0 21600 0 0 Z N"/>
        </draw:custom-shape>
        <draw:custom-shape draw:name="Rectangle 16" draw:style-name="gr13" draw:text-style-name="P14" draw:layer="layout" svg:width="4.21cm" svg:height="0.892cm" svg:x="3.994cm" svg:y="8.553cm">
          <text:p text:style-name="P13"><text:span text:style-name="T11">Customer</text:span></text:p>
          <draw:enhanced-geometry svg:viewBox="0 0 21600 21600" draw:type="rectangle" draw:enhanced-path="M 0 0 L 21600 0 21600 21600 0 21600 0 0 Z N"/>
        </draw:custom-shape>
        <draw:custom-shape draw:name="Text Box 18" draw:style-name="gr14" draw:text-style-name="P16" draw:layer="layout" svg:width="4.21cm" svg:height="2.785cm" svg:x="3.994cm" svg:y="9.538cm">
          <text:p text:style-name="P15"><text:span text:style-name="T12">- customerId</text:span></text:p>
          <text:p text:style-name="P15"><text:span text:style-name="T12">- firstName</text:span></text:p>
          <text:p text:style-name="P15"><text:span text:style-name="T12">- lastName</text:span></text:p>
          <text:p text:style-name="P15"><text:span text:style-name="T12"/></text:p>
          <draw:enhanced-geometry svg:viewBox="0 0 21600 21600" draw:type="mso-spt202" draw:enhanced-path="M 0 0 L 21600 0 21600 21600 0 21600 0 0 Z N"/>
        </draw:custom-shape>
        <draw:line draw:name="Line 19" draw:style-name="gr9" draw:text-style-name="P12" draw:layer="layout" svg:x1="3.991cm" svg:y1="9.374cm" svg:x2="8.224cm" svg:y2="9.374cm">
          <text:p/>
        </draw:line>
        <draw:custom-shape draw:name="Rectangle 20" draw:style-name="gr12" draw:text-style-name="P11" draw:layer="layout" svg:width="5.926cm" svg:height="4.107cm" svg:x="3.991cm" svg:y="12.823cm">
          <text:p/>
          <draw:enhanced-geometry svg:viewBox="0 0 21600 21600" draw:type="rectangle" draw:enhanced-path="M 0 0 L 21600 0 21600 21600 0 21600 0 0 Z N"/>
        </draw:custom-shape>
        <draw:custom-shape draw:name="Rectangle 21" draw:style-name="gr15" draw:text-style-name="P14" draw:layer="layout" svg:width="5.877cm" svg:height="0.892cm" svg:x="4.022cm" svg:y="12.823cm">
          <text:p text:style-name="P13"><text:span text:style-name="T11">Address</text:span></text:p>
          <draw:enhanced-geometry svg:viewBox="0 0 21600 21600" draw:type="rectangle" draw:enhanced-path="M 0 0 L 21600 0 21600 21600 0 21600 0 0 Z N"/>
        </draw:custom-shape>
        <draw:custom-shape draw:name="Text Box 22" draw:style-name="gr16" draw:text-style-name="P16" draw:layer="layout" svg:width="5.905cm" svg:height="4.047cm" svg:x="3.994cm" svg:y="13.672cm">
          <text:p text:style-name="P15"><text:span text:style-name="T12">- streetNumber</text:span></text:p>
          <text:p text:style-name="P15"><text:span text:style-name="T12">- streetName</text:span></text:p>
          <text:list text:style-name="L3">
            <text:list-item>
              <text:p text:style-name="P15"><text:span text:style-name="T12"><text:s/></text:span><text:span text:style-name="T12">city</text:span></text:p>
            </text:list-item>
            <text:list-item>
              <text:p text:style-name="P15"><text:span text:style-name="T12"><text:s/></text:span><text:span text:style-name="T12">state</text:span></text:p>
            </text:list-item>
            <text:list-item>
              <text:p text:style-name="P15"><text:span text:style-name="T12"><text:s/></text:span><text:span text:style-name="T12">zipCode</text:span></text:p>
            </text:list-item>
          </text:list>
          <text:p text:style-name="P15"><text:span text:style-name="T12"/></text:p>
          <draw:enhanced-geometry svg:viewBox="0 0 21600 21600" draw:type="mso-spt202" draw:enhanced-path="M 0 0 L 21600 0 21600 21600 0 21600 0 0 Z N"/>
        </draw:custom-shape>
        <draw:line draw:name="Line 24" draw:style-name="gr9" draw:text-style-name="P12" draw:layer="layout" svg:x1="3.991cm" svg:y1="13.645cm" svg:x2="9.917cm" svg:y2="13.645cm">
          <text:p/>
        </draw:line>
        <draw:custom-shape draw:name="Rectangle 25" draw:style-name="gr12" draw:text-style-name="P11" draw:layer="layout" svg:width="4.531cm" svg:height="0.985cm" svg:x="9.941cm" svg:y="9.374cm">
          <text:p/>
          <draw:enhanced-geometry svg:viewBox="0 0 21600 21600" draw:type="rectangle" draw:enhanced-path="M 0 0 L 21600 0 21600 21600 0 21600 0 0 Z N"/>
        </draw:custom-shape>
        <draw:custom-shape draw:name="Rectangle 26" draw:style-name="gr17" draw:text-style-name="P14" draw:layer="layout" svg:width="4.492cm" svg:height="0.892cm" svg:x="9.98cm" svg:y="9.405cm">
          <text:p text:style-name="P13"><text:span text:style-name="T12">EmailAddress</text:span></text:p>
          <draw:enhanced-geometry svg:viewBox="0 0 21600 21600" draw:type="rectangle" draw:enhanced-path="M 0 0 L 21600 0 21600 21600 0 21600 0 0 Z N"/>
        </draw:custom-shape>
        <draw:custom-shape draw:name="Rectangle 27" draw:style-name="gr12" draw:text-style-name="P11" draw:layer="layout" svg:width="4.531cm" svg:height="0.986cm" svg:x="9.941cm" svg:y="10.688cm">
          <text:p/>
          <draw:enhanced-geometry svg:viewBox="0 0 21600 21600" draw:type="rectangle" draw:enhanced-path="M 0 0 L 21600 0 21600 21600 0 21600 0 0 Z N"/>
        </draw:custom-shape>
        <draw:custom-shape draw:name="Rectangle 28" draw:style-name="gr18" draw:text-style-name="P14" draw:layer="layout" svg:width="4.832cm" svg:height="0.892cm" svg:x="9.88cm" svg:y="10.719cm">
          <text:p text:style-name="P13"><text:span text:style-name="T12">PhoneNumber</text:span></text:p>
          <draw:enhanced-geometry svg:viewBox="0 0 21600 21600" draw:type="rectangle" draw:enhanced-path="M 0 0 L 21600 0 21600 21600 0 21600 0 0 Z N"/>
        </draw:custom-shape>
        <draw:custom-shape draw:name="AutoShape 29" draw:style-name="gr19" draw:text-style-name="P11" draw:layer="layout" svg:width="0.423cm" svg:height="0.329cm" svg:x="5.896cm" svg:y="11.8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name="Line 31" draw:style-name="gr9" draw:text-style-name="P12" draw:layer="layout" svg:x1="6.107cm" svg:y1="12.167cm" svg:x2="6.107cm" svg:y2="12.823cm">
          <text:p/>
        </draw:line>
        <draw:custom-shape draw:name="AutoShape 32" draw:style-name="gr19" draw:text-style-name="P11" draw:layer="layout" svg:width="0.423cm" svg:height="0.328cm" svg:x="8.224cm" svg:y="11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name="Line 33" draw:style-name="gr9" draw:text-style-name="P12" draw:layer="layout" svg:x1="8.647cm" svg:y1="11.181cm" svg:x2="9.889cm" svg:y2="11.18cm">
          <text:p/>
        </draw:line>
        <draw:custom-shape draw:name="AutoShape 34" draw:style-name="gr19" draw:text-style-name="P11" draw:layer="layout" svg:width="0.423cm" svg:height="0.328cm" svg:x="8.224cm" svg:y="9.7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name="Line 35" draw:style-name="gr9" draw:text-style-name="P12" draw:layer="layout" svg:x1="8.647cm" svg:y1="9.867cm" svg:x2="9.921cm" svg:y2="9.871cm">
          <text:p/>
        </draw:line>
        <draw:frame draw:style-name="gr7" draw:text-style-name="P10" draw:layer="layout" svg:width="10.504cm" svg:height="1.021cm" svg:x="15.196cm" svg:y="7.212cm">
          <draw:text-box>
            <text:p text:style-name="P9"><text:span text:style-name="T10">Relational Database Model</text:span><text:span text:style-name="T10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3" draw:text-style-name="P3" draw:layer="layout" svg:width="24.975cm" svg:height="2.745cm" svg:x="1.525cm" svg:y="1.271cm" presentation:class="title" presentation:user-transformed="true">
          <draw:text-box>
            <text:p><text:span text:style-name="T7">Inconsistency (3 Of 3)</text:span><text:span text:style-name="T7"><text:line-break/></text:span><text:span text:style-name="T7"/></text:p>
          </draw:text-box>
        </draw:frame>
        <draw:frame draw:style-name="gr20" draw:text-style-name="P6" draw:layer="layout" svg:width="25cm" svg:height="14.5cm" svg:x="1.525cm" svg:y="5.081cm">
          <draw:text-box>
            <text:list text:style-name="L2">
              <text:list-item>
                <text:p text:style-name="P4"><text:span text:style-name="T4">Object oriented languages also model cardinality differently from relational databases</text:span></text:p>
                <text:list>
                  <text:list-item>
                    <text:p text:style-name="P4"><text:span text:style-name="T6">One To Many</text:span></text:p>
                    <text:list>
                      <text:list-item>
                        <text:p text:style-name="P4"><text:span text:style-name="T8">Object oriented language</text:span></text:p>
                        <text:list>
                          <text:list-item>
                            <text:p text:style-name="P4"><text:span text:style-name="T9">The one side of the relationship holds a collection of references to the many side of the relationship</text:span></text:p>
                          </text:list-item>
                        </text:list>
                      </text:list-item>
                      <text:list-item>
                        <text:p text:style-name="P4"><text:span text:style-name="T8">Relational database</text:span></text:p>
                        <text:list>
                          <text:list-item>
                            <text:p text:style-name="P4"><text:span text:style-name="T9">Each row of many side of the relationship holds a reference (in the form of a foreign key) to the one side of the relationship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6">Many To Many</text:span></text:p>
                    <text:list>
                      <text:list-item>
                        <text:p text:style-name="P4"><text:span text:style-name="T8">Object oriented language</text:span></text:p>
                        <text:list>
                          <text:list-item>
                            <text:p text:style-name="P4"><text:span text:style-name="T9">Each side of the relationship holds a collection of references to objects on the other side of the relationship</text:span></text:p>
                          </text:list-item>
                        </text:list>
                      </text:list-item>
                      <text:list-item>
                        <text:p text:style-name="P4"><text:span text:style-name="T8">Relational database</text:span></text:p>
                        <text:list>
                          <text:list-item>
                            <text:p text:style-name="P4"><text:span text:style-name="T9">A separate table maintains the many to many relationship as a set of one to one relationship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3" draw:text-style-name="P3" draw:layer="layout" svg:width="24.975cm" svg:height="2.745cm" svg:x="1.525cm" svg:y="1.271cm" presentation:class="title" presentation:user-transformed="true">
          <draw:text-box>
            <text:p><text:span text:style-name="T7">Portability</text:span><text:span text:style-name="T7"><text:line-break/></text:span><text:span text:style-name="T7"/></text:p>
          </draw:text-box>
        </draw:frame>
        <draw:frame draw:style-name="gr21" draw:text-style-name="P6" draw:layer="layout" svg:width="25cm" svg:height="14.5cm" svg:x="1.525cm" svg:y="5.081cm">
          <draw:text-box>
            <text:list text:style-name="L2">
              <text:list-item>
                <text:p text:style-name="P4"><text:span text:style-name="T4">Suppose you choose to store the Address in a single column of the Customer table using a SQL User Defined Type (UDT)</text:span></text:p>
                <text:list>
                  <text:list-item>
                    <text:p text:style-name="P4"><text:span text:style-name="T6">User Defined Types are one of a number of object-relational extensions to traditional SQL</text:span></text:p>
                  </text:list-item>
                  <text:list-item>
                    <text:p text:style-name="P4"><text:span text:style-name="T6">Unfortunately, User Defined Types are poorly supported by the SQL standard and not por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text-style-name="P3" draw:layer="layout" svg:width="24.975cm" svg:height="2.745cm" svg:x="1.525cm" svg:y="1.271cm" presentation:class="title" presentation:user-transformed="true">
          <draw:text-box>
            <text:p><text:span text:style-name="T7">Granularity</text:span><text:span text:style-name="T7"><text:line-break/></text:span><text:span text:style-name="T7"/></text:p>
          </draw:text-box>
        </draw:frame>
        <draw:frame draw:style-name="gr22" draw:text-style-name="P6" draw:layer="layout" svg:width="25cm" svg:height="14.5cm" svg:x="1.525cm" svg:y="5.081cm">
          <draw:text-box>
            <text:list text:style-name="L2">
              <text:list-item>
                <text:p text:style-name="P4"><text:span text:style-name="T4">Object oriented languages offer infinite layers of granularity</text:span></text:p>
                <text:list>
                  <text:list-item>
                    <text:p text:style-name="P4"><text:span text:style-name="T6">Primitives</text:span></text:p>
                  </text:list-item>
                  <text:list-item>
                    <text:p text:style-name="P4"><text:span text:style-name="T6">Simple Strings</text:span></text:p>
                  </text:list-item>
                  <text:list-item>
                    <text:p text:style-name="P4"><text:span text:style-name="T6">Objects containing Objects containing ...</text:span></text:p>
                  </text:list-item>
                </text:list>
              </text:list-item>
              <text:list-item>
                <text:p text:style-name="P4"><text:span text:style-name="T4">Relational databases offer 2 levels of granularity (UDTs notwithstanding)</text:span></text:p>
                <text:list>
                  <text:list-item>
                    <text:p text:style-name="P4"><text:span text:style-name="T6">Tables</text:span></text:p>
                  </text:list-item>
                  <text:list-item>
                    <text:p text:style-name="P4"><text:span text:style-name="T6">Fields</text:span></text:p>
                  </text:list-item>
                  <text:list-item>
                    <text:p text:style-name="P4"><text:span text:style-name="T6">There are no fields containing fields containing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text-style-name="P3" draw:layer="layout" svg:width="24.975cm" svg:height="2.745cm" svg:x="1.525cm" svg:y="1.271cm" presentation:class="title" presentation:user-transformed="true">
          <draw:text-box>
            <text:p><text:span text:style-name="T7">Subtyping (1 Of 3)</text:span><text:span text:style-name="T7"><text:line-break/></text:span><text:span text:style-name="T7"/></text:p>
          </draw:text-box>
        </draw:frame>
        <draw:frame draw:style-name="gr23" draw:text-style-name="P6" draw:layer="layout" svg:width="25cm" svg:height="14.5cm" svg:x="1.525cm" svg:y="5.081cm">
          <draw:text-box>
            <text:list text:style-name="L2">
              <text:list-item>
                <text:p text:style-name="P4"><text:span text:style-name="T4">Now suppose that we wanted to introduce different types of Addresses into our system</text:span></text:p>
                <text:list>
                  <text:list-item>
                    <text:p text:style-name="P4"><text:span text:style-name="T6">BillingAddress</text:span></text:p>
                  </text:list-item>
                  <text:list-item>
                    <text:p text:style-name="P4"><text:span text:style-name="T6">ShippingAddr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draw:frame presentation:style-name="pr3" draw:text-style-name="P3" draw:layer="layout" svg:width="24.975cm" svg:height="2.745cm" svg:x="1.525cm" svg:y="1.271cm" presentation:class="title" presentation:user-transformed="true">
          <draw:text-box>
            <text:p><text:span text:style-name="T7">Subtyping (2 Of 3)</text:span><text:span text:style-name="T7"><text:line-break/></text:span><text:span text:style-name="T7"/></text:p>
          </draw:text-box>
        </draw:frame>
        <draw:frame draw:style-name="gr24" draw:text-style-name="P6" draw:layer="layout" svg:width="25cm" svg:height="14.5cm" svg:x="1.525cm" svg:y="5.081cm">
          <draw:text-box>
            <text:list text:style-name="L2">
              <text:list-item>
                <text:p text:style-name="P4"><text:span text:style-name="T4">Object oriented languages provide direct support for the notion of subtyping</text:span></text:p>
                <text:list>
                  <text:list-item>
                    <text:p text:style-name="P4"><text:span text:style-name="T6">Just declare a ShippingAddress to extend an Address as a vehicle for reuse</text:span></text:p>
                  </text:list-item>
                </text:list>
              </text:list-item>
              <text:list-item>
                <text:p text:style-name="P4"><text:span text:style-name="T4">Relational databases do not provide direct support for the notion of subtyping</text:span></text:p>
                <text:list>
                  <text:list-item>
                    <text:p text:style-name="P4"><text:span text:style-name="T6">You cannot declare a ShippingAddress table to extend an Address table as a vehicle for reu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draw:frame presentation:style-name="pr3" draw:text-style-name="P3" draw:layer="layout" svg:width="24.975cm" svg:height="2.745cm" svg:x="1.525cm" svg:y="1.271cm" presentation:class="title" presentation:user-transformed="true">
          <draw:text-box>
            <text:p><text:span text:style-name="T7">Subtyping (3 Of 3)</text:span><text:span text:style-name="T7"><text:line-break/></text:span><text:span text:style-name="T7"/></text:p>
          </draw:text-box>
        </draw:frame>
        <draw:frame draw:style-name="gr25" draw:text-style-name="P6" draw:layer="layout" svg:width="25cm" svg:height="14.5cm" svg:x="1.525cm" svg:y="5.081cm">
          <draw:text-box>
            <text:list text:style-name="L2">
              <text:list-item>
                <text:p text:style-name="P4"><text:span text:style-name="T4">The issue of subtyping also applies to our ability to represent data polymorphically</text:span></text:p>
                <text:list>
                  <text:list-item>
                    <text:p text:style-name="P4"><text:span text:style-name="T4">In an object oriented language, listing all addresses of a Customer is relatively easy</text:span></text:p>
                    <text:list>
                      <text:list-item>
                        <text:p text:style-name="P4"><text:span text:style-name="T4">Just iterate over a collection of addresses referenced by the Customer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4">In a relational database, its not quite so easy</text:span></text:p>
                <text:list>
                  <text:list-item>
                    <text:p text:style-name="P4"><text:span text:style-name="T6">Perhaps doing a union of all Address records sharing a common foreign key across multiple tables</text:span></text:p>
                  </text:list-item>
                </text:list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draw:frame presentation:style-name="pr3" draw:text-style-name="P3" draw:layer="layout" svg:width="24.975cm" svg:height="2.745cm" svg:x="1.525cm" svg:y="1.271cm" presentation:class="title" presentation:user-transformed="true">
          <draw:text-box>
            <text:p><text:span text:style-name="T7">Identity</text:span><text:span text:style-name="T7"><text:line-break/></text:span><text:span text:style-name="T7"/></text:p>
          </draw:text-box>
        </draw:frame>
        <draw:frame draw:style-name="gr26" draw:text-style-name="P6" draw:layer="layout" svg:width="25cm" svg:height="14.5cm" svg:x="1.525cm" svg:y="5.081cm">
          <draw:text-box>
            <text:list text:style-name="L2">
              <text:list-item>
                <text:p text:style-name="P4"><text:span text:style-name="T4">In Java there is a difference between object identity and object equivalence</text:span></text:p>
                <text:list>
                  <text:list-item>
                    <text:p text:style-name="P4"><text:span text:style-name="T6">Identity (reference)</text:span></text:p>
                    <text:list>
                      <text:list-item>
                        <text:p text:style-name="P4"><text:span text:style-name="T8">if (x == y)</text:span></text:p>
                      </text:list-item>
                    </text:list>
                  </text:list-item>
                  <text:list-item>
                    <text:p text:style-name="P4"><text:span text:style-name="T6">Equivalence</text:span></text:p>
                    <text:list>
                      <text:list-item>
                        <text:p text:style-name="P4"><text:span text:style-name="T8">if (x.equals(y))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4">In a relational database, identity is based on a different criteria</text:span></text:p>
                <text:list>
                  <text:list-item>
                    <text:p text:style-name="P4"><text:span text:style-name="T6">Primary key (A limited form of equivalence)</text:span></text:p>
                    <text:list>
                      <text:list-item>
                        <text:p text:style-name="P4"><text:span text:style-name="T8">if (x.getEntityId().equals(y.getEntityId()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draw:frame presentation:style-name="pr3" draw:text-style-name="P8" draw:layer="layout" svg:width="24.975cm" svg:height="2.745cm" svg:x="1.525cm" svg:y="1.271cm" presentation:class="title" presentation:user-transformed="true">
          <draw:text-box>
            <text:p><text:span text:style-name="T7">Performance</text:span><text:span text:style-name="T7"><text:line-break/></text:span><text:span text:style-name="T7"/></text:p>
          </draw:text-box>
        </draw:frame>
        <draw:frame draw:style-name="gr27" draw:text-style-name="P6" draw:layer="layout" svg:width="25cm" svg:height="14.707cm" svg:x="1.525cm" svg:y="5.081cm">
          <draw:text-box>
            <text:list text:style-name="L2">
              <text:list-item>
                <text:p text:style-name="P4"><text:span text:style-name="T4">The natural way of traversing an object graph is often highly inefficient when applied to a relational database</text:span></text:p>
                <text:list>
                  <text:list-item>
                    <text:p text:style-name="P4"><text:span text:style-name="T6">e.g. Given a Customer with a collection of 100 ShippingAddresses, the code to produce a list of those Addresses might look something like this</text:span></text:p>
                  </text:list-item>
                </text:list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item>
              <text:list-item>
                <text:p text:style-name="P4"><text:span text:style-name="T4">As you can see, such an implementation would generate 101 database queries</text:span></text:p>
                <text:list>
                  <text:list-item>
                    <text:p text:style-name="P4"><text:span text:style-name="T6">1 database access for the Customer</text:span></text:p>
                  </text:list-item>
                  <text:list-item>
                    <text:p text:style-name="P4"><text:span text:style-name="T6">1 database access for each Address</text:span></text:p>
                  </text:list-item>
                  <text:list-item>
                    <text:p text:style-name="P4"><text:span text:style-name="T6">This is known as the dreaded N + 1 select problem</text:span></text:p>
                  </text:list-item>
                </text:list>
              </text:list-item>
            </text:list>
          </draw:text-box>
        </draw:frame>
        <draw:rect draw:style-name="gr28" draw:text-style-name="P17" draw:layer="layout" svg:width="24.8cm" svg:height="4.3cm" svg:x="1.7cm" svg:y="10.4cm">
          <text:p/>
        </draw:rect>
        <draw:frame draw:style-name="gr29" draw:text-style-name="P17" draw:layer="layout" svg:width="24.7cm" svg:height="4.2cm" svg:x="1.8cm" svg:y="10.5cm">
          <draw:text-box>
            <text:p text:style-name="P17">Customer c = … ;</text:p>
            <text:p text:style-name="P17">for (Iterator i = c.addresses.iterator(); i.hasNext(); {</text:p>
            <text:p text:style-name="P17"><text:s text:c="4"/>Address a = (Address) i.next();<text:tab/>// This would generate a query for 1 Address</text:p>
            <text:p text:style-name="P17"><text:s text:c="4"/>...</text:p>
            <text:p text:style-name="P17">}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draw:frame presentation:style-name="pr3" draw:text-style-name="P3" draw:layer="layout" svg:width="24.975cm" svg:height="2.745cm" svg:x="1.525cm" svg:y="1.27cm" presentation:class="title" presentation:user-transformed="true">
          <draw:text-box>
            <text:p><text:span text:style-name="T3">Topics In This Session</text:span><text:span text:style-name="T3"><text:line-break/></text:span><text:span text:style-name="T3"/></text:p>
          </draw:text-box>
        </draw:frame>
        <draw:frame draw:style-name="gr30" draw:text-style-name="P5" draw:layer="layout" svg:width="25cm" svg:height="14.5cm" svg:x="1.525cm" svg:y="5.08cm">
          <draw:text-box>
            <text:list text:style-name="L2">
              <text:list-item>
                <text:p text:style-name="P4"><text:span text:style-name="T5">The Object/Relational Mismatch</text:span></text:p>
              </text:list-item>
              <text:list-item>
                <text:p text:style-name="P4"><text:span text:style-name="T4">What Is Object/Relational Mapping?</text:span></text:p>
              </text:list-item>
              <text:list-item>
                <text:p text:style-name="P4"><text:span text:style-name="T5">The Benefits Of Object/Relational Mapping Technology</text:span></text:p>
              </text:list-item>
              <text:list-item>
                <text:p text:style-name="P4"><text:span text:style-name="T5">The Costs Of Object/Relational Mapping Technolog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draw:frame presentation:style-name="pr3" draw:text-style-name="P3" draw:layer="layout" svg:width="24.975cm" svg:height="2.745cm" svg:x="1.525cm" svg:y="1.27cm" presentation:class="title" presentation:user-transformed="true">
          <draw:text-box>
            <text:p><text:span text:style-name="T3">What Is Object/Relational Mapping?</text:span><text:span text:style-name="T3"><text:line-break/></text:span><text:span text:style-name="T3"/></text:p>
          </draw:text-box>
        </draw:frame>
        <draw:frame draw:style-name="gr31" draw:text-style-name="P6" draw:layer="layout" svg:width="25cm" svg:height="14.5cm" svg:x="1.525cm" svg:y="5.08cm">
          <draw:text-box>
            <text:list text:style-name="L2">
              <text:list-item>
                <text:p text:style-name="P4"><text:span text:style-name="T4">In a nutshell, object/relational mapping (ORM) is the automated (and transparent) persistence of objects in a Java application to the tables in a relational database, using metadata that describes the mapping between the objects and the database</text:span></text:p>
                <text:list>
                  <text:list-item>
                    <text:p text:style-name="P4"><text:span text:style-name="T13">From Hibernate In Action</text:span></text:p>
                  </text:list-item>
                </text:list>
              </text:list-item>
              <text:list-item>
                <text:p text:style-name="P4"><text:span text:style-name="T4">In essence, ORM works by (reversibly) transforming data from one representation to another</text:span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draw:frame presentation:style-name="pr3" draw:text-style-name="P3" draw:layer="layout" svg:width="24.975cm" svg:height="2.745cm" svg:x="1.525cm" svg:y="1.27cm" presentation:class="title" presentation:user-transformed="true">
          <draw:text-box>
            <text:p><text:span text:style-name="T3">Topics In This Session</text:span><text:span text:style-name="T3"><text:line-break/></text:span><text:span text:style-name="T3"/></text:p>
          </draw:text-box>
        </draw:frame>
        <draw:frame draw:style-name="gr32" draw:text-style-name="P5" draw:layer="layout" svg:width="25cm" svg:height="14.5cm" svg:x="1.525cm" svg:y="5.08cm">
          <draw:text-box>
            <text:list text:style-name="L2">
              <text:list-item>
                <text:p text:style-name="P4"><text:span text:style-name="T5">The Object/Relational Mismatch</text:span></text:p>
              </text:list-item>
              <text:list-item>
                <text:p text:style-name="P4"><text:span text:style-name="T5">What Is Object/Relational Mapping?</text:span></text:p>
              </text:list-item>
              <text:list-item>
                <text:p text:style-name="P4"><text:span text:style-name="T4">The Benefits Of Object/Relational Mapping Technology</text:span></text:p>
              </text:list-item>
              <text:list-item>
                <text:p text:style-name="P4"><text:span text:style-name="T5">The Costs Of Object/Relational Mapping Technolog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draw:frame presentation:style-name="pr3" draw:text-style-name="P3" draw:layer="layout" svg:width="24.975cm" svg:height="2.745cm" svg:x="1.525cm" svg:y="1.27cm" presentation:class="title" presentation:user-transformed="true">
          <draw:text-box>
            <text:p><text:span text:style-name="T3">Benefits Of Object/Relational Mapping Technology</text:span></text:p>
          </draw:text-box>
        </draw:frame>
        <draw:frame draw:style-name="gr33" draw:text-style-name="P7" draw:layer="layout" svg:width="25cm" svg:height="14.5cm" svg:x="1.525cm" svg:y="5.08cm">
          <draw:text-box>
            <text:list text:style-name="L2">
              <text:list-item>
                <text:p text:style-name="P4"><text:span text:style-name="T6">Object Query Language</text:span></text:p>
              </text:list-item>
              <text:list-item>
                <text:p text:style-name="P4"><text:span text:style-name="T6">Type-safe query API</text:span></text:p>
              </text:list-item>
              <text:list-item>
                <text:p text:style-name="P4"><text:span text:style-name="T6">Native SQL support</text:span></text:p>
              </text:list-item>
              <text:list-item>
                <text:p text:style-name="P4"><text:span text:style-name="T6">Automatic change detection</text:span></text:p>
              </text:list-item>
              <text:list-item>
                <text:p text:style-name="P4"><text:span text:style-name="T6">Persistence by reachability</text:span></text:p>
              </text:list-item>
              <text:list-item>
                <text:p text:style-name="P4"><text:span text:style-name="T6">Caching</text:span></text:p>
              </text:list-item>
              <text:list-item>
                <text:p text:style-name="P4"><text:span text:style-name="T6">Automatic code generation</text:span></text:p>
              </text:list-item>
              <text:list-item>
                <text:p text:style-name="P4"><text:span text:style-name="T6">Flexible mapping strategies</text:span></text:p>
              </text:list-item>
              <text:list-item>
                <text:p text:style-name="P4"><text:span text:style-name="T6">Inheritance</text:span></text:p>
              </text:list-item>
              <text:list-item>
                <text:p text:style-name="P4"><text:span text:style-name="T6">Flexible locking strategies (Optimistic / Pessimistic)</text:span></text:p>
              </text:list-item>
              <text:list-item>
                <text:p text:style-name="P4"><text:span text:style-name="T6">Flexible fetching strategies (Eager / Lazy)</text:span></text:p>
              </text:list-item>
              <text:list-item>
                <text:p text:style-name="P4"><text:span text:style-name="T6">Reverse Engineering Support</text:span></text:p>
              </text:list-item>
              <text:list-item>
                <text:p text:style-name="P4"><text:span text:style-name="T6">Abstraction Layer For Infrastructure</text:span></text:p>
              </text:list-item>
              <text:list-item>
                <text:p text:style-name="P4"><text:span text:style-name="T6">Performance</text:span></text:p>
              </text:list-item>
              <text:list-item>
                <text:p text:style-name="P4"><text:span text:style-name="T6">Too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draw:frame presentation:style-name="pr3" draw:text-style-name="P3" draw:layer="layout" svg:width="24.975cm" svg:height="2.745cm" svg:x="1.525cm" svg:y="1.271cm" presentation:class="title" presentation:user-transformed="true">
          <draw:text-box>
            <text:p><text:span text:style-name="T3">Object Query Language (OQL)</text:span><text:span text:style-name="T3"><text:line-break/></text:span><text:span text:style-name="T3"/></text:p>
          </draw:text-box>
        </draw:frame>
        <draw:frame draw:style-name="gr34" draw:text-style-name="P6" draw:layer="layout" svg:width="25cm" svg:height="14.5cm" svg:x="1.525cm" svg:y="5.081cm">
          <draw:text-box>
            <text:list text:style-name="L2">
              <text:list-item>
                <text:p text:style-name="P4"><text:span text:style-name="T4">A SQL-like query language</text:span></text:p>
                <text:list>
                  <text:list-item>
                    <text:p text:style-name="P4"><text:span text:style-name="T6">References are to objects and their properties, not tables and their fields, so queries are isolated from the database</text:span></text:p>
                  </text:list-item>
                  <text:list-item>
                    <text:p text:style-name="P4"><text:span text:style-name="T6">Less verbose than SQL</text:span></text:p>
                  </text:list-item>
                  <text:list-item>
                    <text:p text:style-name="P4"><text:span text:style-name="T6">More intuitive than SQL</text:span></text:p>
                  </text:list-item>
                  <text:list-item>
                    <text:p text:style-name="P4"><text:span text:style-name="T6">Builds on your existing SQL knowledge</text:span></text:p>
                  </text:list-item>
                </text:list>
              </text:list-item>
              <text:list-item>
                <text:p text:style-name="P4"><text:span text:style-name="T4">SQL Query</text:span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item>
              <text:list-item>
                <text:p text:style-name="P4"><text:span text:style-name="T4">Equivalent OQL query with Hibernate (HQL)</text:span></text:p>
              </text:list-item>
            </text:list>
          </draw:text-box>
        </draw:frame>
        <draw:custom-shape draw:name="Text Box 6" draw:style-name="gr35" draw:text-style-name="P18" draw:layer="layout" svg:width="24.9cm" svg:height="3.436cm" svg:x="1.6cm" svg:y="13.31cm">
          <text:p text:style-name="P15"><text:span text:style-name="T14">SELECT c.first_name, c.last_name, a.city, ...</text:span></text:p>
          <text:p text:style-name="P15"><text:span text:style-name="T14">FROM customer c, customer_address ca, address a</text:span></text:p>
          <text:p text:style-name="P15"><text:span text:style-name="T14">WHERE ca.customer_id = c.id</text:span></text:p>
          <text:p text:style-name="P15"><text:span text:style-name="T14">AND <text:s text:c="2"/>ca.address_id = a.id</text:span></text:p>
          <text:p text:style-name="P15"><text:span text:style-name="T14">AND <text:s text:c="2"/>a.zip_code = 12345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 Box 7" draw:style-name="gr36" draw:text-style-name="P18" draw:layer="layout" svg:width="19.175cm" svg:height="0.896cm" svg:x="4.487cm" svg:y="18.441cm">
          <text:p text:style-name="P15"><text:span text:style-name="T14">“</text:span><text:span text:style-name="T14">from Customer c where c.address.zipCode = 12345”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draw:frame presentation:style-name="pr3" draw:text-style-name="P3" draw:layer="layout" svg:width="24.975cm" svg:height="2.745cm" svg:x="1.525cm" svg:y="1.271cm" presentation:class="title" presentation:user-transformed="true">
          <draw:text-box>
            <text:p><text:span text:style-name="T3">Type-safe Query API</text:span><text:span text:style-name="T3"><text:line-break/></text:span><text:span text:style-name="T3"/></text:p>
          </draw:text-box>
        </draw:frame>
        <draw:frame draw:style-name="gr37" draw:text-style-name="P6" draw:layer="layout" svg:width="25cm" svg:height="14.5cm" svg:x="1.525cm" svg:y="5.081cm">
          <draw:text-box>
            <text:list text:style-name="L2">
              <text:list-item>
                <text:p text:style-name="P4"><text:span text:style-name="T4">An alternative to Object Query Language</text:span></text:p>
              </text:list-item>
              <text:list-item>
                <text:p text:style-name="P4"><text:span text:style-name="T4">Faulty queries are detected at compile-time, not run-time</text:span></text:p>
                <text:list>
                  <text:list-item>
                    <text:p text:style-name="P4"><text:span text:style-name="T6">References are to objects and their properties, not tables and their fields, so that queries are isolated from the database</text:span></text:p>
                  </text:list-item>
                  <text:list-item>
                    <text:p text:style-name="P4"><text:span text:style-name="T6">No knowledge of SQL required</text:span></text:p>
                  </text:list-item>
                </text:list>
              </text:list-item>
            </text:list>
          </draw:text-box>
        </draw:frame>
        <draw:custom-shape draw:name="Text Box 6" draw:style-name="gr35" draw:text-style-name="P19" draw:layer="layout" svg:width="24.9cm" svg:height="3.436cm" svg:x="1.6cm" svg:y="12.211cm">
          <text:p><text:span text:style-name="T15">List categories =</text:span></text:p>
          <text:p><text:span text:style-name="T16"><text:s text:c="4"/></text:span><text:span text:style-name="T16">session.createCriteria(Category.class)</text:span></text:p>
          <text:p><text:span text:style-name="T16"><text:s text:c="4"/></text:span><text:span text:style-name="T16">.add(Restrictions.like("name", "R%"))</text:span></text:p>
          <text:p><text:span text:style-name="T16"><text:s text:c="4"/></text:span><text:span text:style-name="T16">.add(Restrictions.isNotEmpty("titles"))</text:span></text:p>
          <text:p><text:span text:style-name="T16"><text:s text:c="4"/></text:span><text:span text:style-name="T16">.list();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draw:frame presentation:style-name="pr3" draw:text-style-name="P3" draw:layer="layout" svg:width="24.975cm" svg:height="2.745cm" svg:x="1.525cm" svg:y="1.271cm" presentation:class="title" presentation:user-transformed="true">
          <draw:text-box>
            <text:p><text:span text:style-name="T3">Native SQL Support</text:span><text:span text:style-name="T3"><text:line-break/></text:span><text:span text:style-name="T3"/></text:p>
          </draw:text-box>
        </draw:frame>
        <draw:frame draw:style-name="gr38" draw:text-style-name="P6" draw:layer="layout" svg:width="25cm" svg:height="14.5cm" svg:x="1.525cm" svg:y="5.081cm">
          <draw:text-box>
            <text:list text:style-name="L2">
              <text:list-item>
                <text:p text:style-name="P4"><text:span text:style-name="T4">Object/Relational Mapping Technologies allow you to integrate native SQL</text:span></text:p>
                <text:list>
                  <text:list-item>
                    <text:p text:style-name="P4"><text:span text:style-name="T6">Useful in contexts in which Object/Relational technologies are not optimal</text:span></text:p>
                    <text:list>
                      <text:list-item>
                        <text:p text:style-name="P4"><text:span text:style-name="T8">Batch processing</text:span></text:p>
                      </text:list-item>
                      <text:list-item>
                        <text:p text:style-name="P4"><text:span text:style-name="T8">OLAP</text:span></text:p>
                      </text:list-item>
                      <text:list-item>
                        <text:p text:style-name="P4"><text:span text:style-name="T8">Traversing deep object graph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draw:frame presentation:style-name="pr3" draw:text-style-name="P3" draw:layer="layout" svg:width="24.975cm" svg:height="2.745cm" svg:x="1.525cm" svg:y="1.271cm" presentation:class="title" presentation:user-transformed="true">
          <draw:text-box>
            <text:p><text:span text:style-name="T3">Automatic Change Detection</text:span><text:span text:style-name="T3"><text:line-break/></text:span><text:span text:style-name="T3"/></text:p>
          </draw:text-box>
        </draw:frame>
        <draw:frame draw:style-name="gr39" draw:text-style-name="P6" draw:layer="layout" svg:width="25cm" svg:height="14.5cm" svg:x="1.525cm" svg:y="5.081cm">
          <draw:text-box>
            <text:list text:style-name="L2">
              <text:list-item>
                <text:p text:style-name="P4"><text:span text:style-name="T4">Changes to “managed” objects are detected automatically and pushed out to the database at the end of each session</text:span></text:p>
              </text:list-item>
            </text:list>
          </draw:text-box>
        </draw:frame>
        <draw:rect draw:style-name="gr6" draw:text-style-name="P9" draw:layer="layout" svg:width="25cm" svg:height="11.099cm" svg:x="1.524cm" svg:y="8.401cm">
          <text:p/>
        </draw:rect>
        <draw:custom-shape draw:name="Rectangle 6" draw:style-name="gr40" draw:text-style-name="P14" draw:layer="layout" svg:width="2.695cm" svg:height="0.966cm" svg:x="6.124cm" svg:y="9.228cm">
          <text:p text:style-name="P13"><text:span text:style-name="T11">Service</text:span></text:p>
          <draw:enhanced-geometry svg:viewBox="0 0 21600 21600" draw:type="rectangle" draw:enhanced-path="M 0 0 L 21600 0 21600 21600 0 21600 0 0 Z N"/>
        </draw:custom-shape>
        <draw:line draw:name="Line 8" draw:style-name="gr41" draw:text-style-name="P12" draw:layer="layout" svg:x1="7.472cm" svg:y1="10.19cm" svg:x2="7.472cm" svg:y2="18.542cm">
          <text:p/>
        </draw:line>
        <draw:g draw:name="Group 9" draw:style-name="gr42">
          <draw:line draw:name="Line 10" draw:style-name="gr43" draw:text-style-name="P12" draw:layer="layout" svg:x1="3.112cm" svg:y1="11.556cm" svg:x2="7.101cm" svg:y2="11.556cm">
            <text:p/>
          </draw:line>
          <draw:custom-shape draw:name="Text Box 11" draw:style-name="gr44" draw:text-style-name="P14" draw:layer="layout" svg:width="4.04cm" svg:height="0.892cm" svg:x="2.993cm" svg:y="10.71cm">
            <text:p text:style-name="P13"><text:span text:style-name="T12">invoke(input)</text:span></text:p>
            <draw:enhanced-geometry svg:viewBox="0 0 21600 21600" draw:type="mso-spt202" draw:enhanced-path="M 0 0 L 21600 0 21600 21600 0 21600 0 0 Z N"/>
          </draw:custom-shape>
        </draw:g>
        <draw:line draw:name="Line 15" draw:style-name="gr41" draw:text-style-name="P12" draw:layer="layout" svg:x1="15.172cm" svg:y1="10.287cm" svg:x2="15.172cm" svg:y2="18.542cm">
          <text:p/>
        </draw:line>
        <draw:g draw:name="Group 16" draw:style-name="gr42">
          <draw:line draw:name="Line 17" draw:style-name="gr43" draw:text-style-name="P12" draw:layer="layout" svg:x1="7.761cm" svg:y1="13.038cm" svg:x2="10.937cm" svg:y2="13.038cm">
            <text:p/>
          </draw:line>
          <draw:custom-shape draw:name="Text Box 18" draw:style-name="gr45" draw:text-style-name="P14" draw:layer="layout" svg:width="3.032cm" svg:height="0.892cm" svg:x="7.928cm" svg:y="12.192cm">
            <text:p text:style-name="P13"><text:span text:style-name="T11">find</text:span></text:p>
            <draw:enhanced-geometry svg:viewBox="0 0 21600 21600" draw:type="mso-spt202" draw:enhanced-path="M 0 0 L 21600 0 21600 21600 0 21600 0 0 Z N"/>
          </draw:custom-shape>
        </draw:g>
        <draw:g draw:name="Group 19" draw:style-name="gr42">
          <draw:line draw:name="Line 20" draw:style-name="gr46" draw:text-style-name="P12" draw:layer="layout" svg:x1="7.472cm" svg:y1="17.907cm" svg:x2="3.429cm" svg:y2="17.907cm">
            <text:p/>
          </draw:line>
          <draw:custom-shape draw:name="Text Box 21" draw:style-name="gr47" draw:text-style-name="P14" draw:layer="layout" svg:width="3.598cm" svg:height="0.892cm" svg:x="3.508cm" svg:y="17.06cm">
            <text:p text:style-name="P13"><text:span text:style-name="T11">output</text:span></text:p>
            <draw:enhanced-geometry svg:viewBox="0 0 21600 21600" draw:type="mso-spt202" draw:enhanced-path="M 0 0 L 21600 0 21600 21600 0 21600 0 0 Z N"/>
          </draw:custom-shape>
        </draw:g>
        <draw:custom-shape draw:name="Rectangle 27" draw:style-name="gr48" draw:text-style-name="P20" draw:layer="layout" svg:width="3.85cm" svg:height="0.962cm" svg:x="9.105cm" svg:y="9.228cm">
          <text:p text:style-name="P13"><text:span text:style-name="T17">Repository1</text:span></text:p>
          <draw:enhanced-geometry svg:viewBox="0 0 21600 21600" draw:type="rectangle" draw:enhanced-path="M 0 0 L 21600 0 21600 21600 0 21600 0 0 Z N"/>
        </draw:custom-shape>
        <draw:g draw:name="Group 30" draw:style-name="gr42">
          <draw:line draw:name="Line 31" draw:style-name="gr43" draw:text-style-name="P12" draw:layer="layout" svg:x1="7.857cm" svg:y1="13.925cm" svg:x2="15.171cm" svg:y2="13.925cm">
            <text:p/>
          </draw:line>
          <draw:custom-shape draw:name="Text Box 32" draw:style-name="gr49" draw:text-style-name="P14" draw:layer="layout" svg:width="4.086cm" svg:height="0.892cm" svg:x="11.063cm" svg:y="13.078cm">
            <text:p text:style-name="P13"><text:span text:style-name="T11">find</text:span></text:p>
            <draw:enhanced-geometry svg:viewBox="0 0 21600 21600" draw:type="mso-spt202" draw:enhanced-path="M 0 0 L 21600 0 21600 21600 0 21600 0 0 Z N"/>
          </draw:custom-shape>
        </draw:g>
        <draw:g draw:name="Group 36" draw:style-name="gr42">
          <draw:line draw:name="Line 37" draw:style-name="gr43" draw:text-style-name="P12" draw:layer="layout" svg:x1="7.857cm" svg:y1="16.253cm" svg:x2="19.022cm" svg:y2="16.253cm">
            <text:p/>
          </draw:line>
          <draw:custom-shape draw:name="Text Box 38" draw:style-name="gr50" draw:text-style-name="P14" draw:layer="layout" svg:width="2.418cm" svg:height="0.892cm" svg:x="11.84cm" svg:y="15.406cm">
            <text:p text:style-name="P13"><text:span text:style-name="T11">commit</text:span></text:p>
            <draw:enhanced-geometry svg:viewBox="0 0 21600 21600" draw:type="mso-spt202" draw:enhanced-path="M 0 0 L 21600 0 21600 21600 0 21600 0 0 Z N"/>
          </draw:custom-shape>
        </draw:g>
        <draw:g draw:name="Group 39" draw:style-name="gr42">
          <draw:line draw:name="Line 40" draw:style-name="gr51" draw:text-style-name="P12" draw:layer="layout" svg:x1="10.032cm" svg:y1="14.732cm" svg:x2="10.032cm" svg:y2="15.578cm">
            <text:p/>
          </draw:line>
          <draw:g draw:name="Group 41">
            <draw:line draw:name="Line 42" draw:style-name="gr51" draw:text-style-name="P12" draw:layer="layout" svg:x1="7.857cm" svg:y1="14.732cm" svg:x2="10.059cm" svg:y2="14.732cm">
              <text:p/>
            </draw:line>
            <draw:line draw:name="Line 43" draw:style-name="gr52" draw:text-style-name="P12" draw:layer="layout" svg:x1="10.058cm" svg:y1="15.582cm" svg:x2="7.856cm" svg:y2="15.582cm">
              <text:p/>
            </draw:line>
            <draw:custom-shape draw:name="Text Box 44" draw:style-name="gr53" draw:text-style-name="P21" draw:layer="layout" svg:width="2.309cm" svg:height="0.977cm" svg:x="11.837cm" svg:y="14.732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  <draw:custom-shape draw:name="Text Box 38" draw:style-name="gr54" draw:text-style-name="P14" draw:layer="layout" svg:width="2.316cm" svg:height="0.892cm" svg:x="9.921cm" svg:y="14.6cm">
            <text:p text:style-name="P13"><text:span text:style-name="T11">modify</text:span></text:p>
            <draw:enhanced-geometry svg:viewBox="0 0 21600 21600" draw:type="mso-spt202" draw:enhanced-path="M 0 0 L 21600 0 21600 21600 0 21600 0 0 Z N"/>
          </draw:custom-shape>
        </draw:g>
        <draw:custom-shape draw:name="Rectangle 48" draw:style-name="gr55" draw:text-style-name="P11" draw:layer="layout" svg:width="0.77cm" svg:height="6.774cm" svg:x="7.087cm" svg:y="11.133cm">
          <text:p/>
          <draw:enhanced-geometry svg:viewBox="0 0 21600 21600" draw:type="rectangle" draw:enhanced-path="M 0 0 L 21600 0 21600 21600 0 21600 0 0 Z N"/>
        </draw:custom-shape>
        <draw:line draw:name="Line 59" draw:style-name="gr41" draw:text-style-name="P12" draw:layer="layout" svg:x1="19.023cm" svg:y1="10.287cm" svg:x2="19.023cm" svg:y2="18.542cm">
          <text:p/>
        </draw:line>
        <draw:g draw:name="Group 60" draw:style-name="gr42">
          <draw:line draw:name="Line 61" draw:style-name="gr43" draw:text-style-name="P12" draw:layer="layout" svg:x1="7.857cm" svg:y1="11.98cm" svg:x2="19.022cm" svg:y2="11.98cm">
            <text:p/>
          </draw:line>
          <draw:custom-shape draw:name="Text Box 62" draw:style-name="gr56" draw:text-style-name="P14" draw:layer="layout" svg:width="4.035cm" svg:height="0.892cm" svg:x="11.088cm" svg:y="11.133cm">
            <text:p text:style-name="P13"><text:span text:style-name="T11">begin</text:span></text:p>
            <draw:enhanced-geometry svg:viewBox="0 0 21600 21600" draw:type="mso-spt202" draw:enhanced-path="M 0 0 L 21600 0 21600 21600 0 21600 0 0 Z N"/>
          </draw:custom-shape>
        </draw:g>
        <draw:custom-shape draw:name="AutoShape 63" draw:style-name="gr57" draw:text-style-name="P14" draw:layer="layout" svg:width="2.888cm" svg:height="2.752cm" svg:x="21.91cm" svg:y="15.578cm">
          <text:p text:style-name="P13"><text:span text:style-name="T1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name="Group 66" draw:style-name="gr42">
          <draw:line draw:name="Line 67" draw:style-name="gr43" draw:text-style-name="P12" draw:layer="layout" svg:x1="19.023cm" svg:y1="16.888cm" svg:x2="21.911cm" svg:y2="16.888cm">
            <text:p/>
          </draw:line>
          <draw:custom-shape draw:name="Text Box 68" draw:style-name="gr58" draw:text-style-name="P14" draw:layer="layout" svg:width="2.802cm" svg:height="0.892cm" svg:x="19.055cm" svg:y="16.041cm">
            <text:p text:style-name="P13"><text:span text:style-name="T11">flush</text:span></text:p>
            <draw:enhanced-geometry svg:viewBox="0 0 21600 21600" draw:type="mso-spt202" draw:enhanced-path="M 0 0 L 21600 0 21600 21600 0 21600 0 0 Z N"/>
          </draw:custom-shape>
        </draw:g>
        <draw:custom-shape draw:name="Rectangle 27" draw:style-name="gr59" draw:text-style-name="P20" draw:layer="layout" svg:width="3.85cm" svg:height="0.962cm" svg:x="13.247cm" svg:y="9.228cm">
          <text:p text:style-name="P13"><text:span text:style-name="T17">Repository2</text:span></text:p>
          <draw:enhanced-geometry svg:viewBox="0 0 21600 21600" draw:type="rectangle" draw:enhanced-path="M 0 0 L 21600 0 21600 21600 0 21600 0 0 Z N"/>
        </draw:custom-shape>
        <draw:line draw:name="Line 15" draw:style-name="gr41" draw:text-style-name="P12" draw:layer="layout" svg:x1="10.897cm" svg:y1="10.288cm" svg:x2="10.897cm" svg:y2="18.543cm">
          <text:p/>
        </draw:line>
        <draw:custom-shape draw:name="Rectangle 27" draw:style-name="gr60" draw:text-style-name="P20" draw:layer="layout" svg:width="3.85cm" svg:height="0.962cm" svg:x="17.329cm" svg:y="9.21cm">
          <text:p text:style-name="P13"><text:span text:style-name="T17">Unit Of Wor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draw:frame presentation:style-name="pr3" draw:text-style-name="P3" draw:layer="layout" svg:width="24.975cm" svg:height="2.745cm" svg:x="1.526cm" svg:y="1.271cm" presentation:class="title" presentation:user-transformed="true">
          <draw:text-box>
            <text:p><text:span text:style-name="T3">Persistence By Reachability</text:span><text:span text:style-name="T3"><text:line-break/></text:span><text:span text:style-name="T3"/></text:p>
          </draw:text-box>
        </draw:frame>
        <draw:frame draw:style-name="gr61" draw:text-style-name="P6" draw:layer="layout" svg:width="25cm" svg:height="14.5cm" svg:x="1.526cm" svg:y="5.081cm">
          <draw:text-box>
            <text:list text:style-name="L2">
              <text:list-item>
                <text:p text:style-name="P4"><text:span text:style-name="T4">Changes to “managed” objects can be made to cascade to dependent objects transparently</text:span></text:p>
              </text:list-item>
            </text:list>
          </draw:text-box>
        </draw:frame>
        <draw:custom-shape draw:name="Text Box 7" draw:style-name="gr62" draw:text-style-name="P22" draw:layer="layout" svg:width="24.919cm" svg:height="4.706cm" svg:x="1.582cm" svg:y="7.561cm">
          <text:p text:style-name="P15"><text:span text:style-name="T18">Order order = orderRepository.findByConfirmationId(cid);</text:span></text:p>
          <text:p text:style-name="P15"><text:span text:style-name="T18">// “order” is now a managed object – retrieved via ORM</text:span></text:p>
          <text:p text:style-name="P15"><text:span text:style-name="T18">LineItem item = new LineItem(..);</text:span></text:p>
          <text:p text:style-name="P15"><text:span text:style-name="T18">order.addLineItem(item);</text:span></text:p>
          <text:p text:style-name="P15"><text:span text:style-name="T18">// “item” is now a managed object – reachable from “order”</text:span></text:p>
          <text:p text:style-name="P15"><text:span text:style-name="T18">// When “order” is saved to the database, </text:span></text:p>
          <text:p text:style-name="P15"><text:span text:style-name="T18">// “item” will be saved as well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2T1">
        <draw:frame presentation:style-name="pr3" draw:text-style-name="P3" draw:layer="layout" svg:width="24.975cm" svg:height="2.745cm" svg:x="1.526cm" svg:y="1.271cm" presentation:class="title" presentation:user-transformed="true">
          <draw:text-box>
            <text:p><text:span text:style-name="T3">Caching</text:span><text:span text:style-name="T3"><text:line-break/></text:span><text:span text:style-name="T3"/></text:p>
          </draw:text-box>
        </draw:frame>
        <draw:frame draw:style-name="gr63" draw:text-style-name="P6" draw:layer="layout" svg:width="25cm" svg:height="14.5cm" svg:x="1.526cm" svg:y="5.081cm">
          <draw:text-box>
            <text:list text:style-name="L2">
              <text:list-item>
                <text:p text:style-name="P4"><text:span text:style-name="T4">Object/Relational Mapping technology provides multiple levels of caching</text:span></text:p>
                <text:list>
                  <text:list-item>
                    <text:p text:style-name="P4"><text:span text:style-name="T6">A mandatory session cache (Level 1 cache)</text:span></text:p>
                    <text:list>
                      <text:list-item>
                        <text:p text:style-name="P4"><text:span text:style-name="T8">Caches objects within the current session</text:span></text:p>
                      </text:list-item>
                    </text:list>
                  </text:list-item>
                  <text:list-item>
                    <text:p text:style-name="P4"><text:span text:style-name="T6">An optional SessionFactory cache</text:span></text:p>
                    <text:list>
                      <text:list-item>
                        <text:p text:style-name="P4"><text:span text:style-name="T8">Caches objects across sessions</text:span></text:p>
                      </text:list-item>
                    </text:list>
                  </text:list-item>
                  <text:list-item>
                    <text:p text:style-name="P4"><text:span text:style-name="T6">An optional query cache</text:span></text:p>
                    <text:list>
                      <text:list-item>
                        <text:p text:style-name="P4"><text:span text:style-name="T8">Caches queries and their resul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2T1">
        <draw:frame presentation:style-name="pr3" draw:text-style-name="P3" draw:layer="layout" svg:width="24.975cm" svg:height="2.745cm" svg:x="1.526cm" svg:y="1.272cm" presentation:class="title" presentation:user-transformed="true">
          <draw:text-box>
            <text:p><text:span text:style-name="T3">Automatic Code Generation</text:span><text:span text:style-name="T3"><text:line-break/></text:span><text:span text:style-name="T3"/></text:p>
          </draw:text-box>
        </draw:frame>
        <draw:frame draw:style-name="gr64" draw:text-style-name="P6" draw:layer="layout" svg:width="25cm" svg:height="14.5cm" svg:x="1.526cm" svg:y="5.082cm">
          <draw:text-box>
            <text:list text:style-name="L2">
              <text:list-item>
                <text:p text:style-name="P4"><text:span text:style-name="T4">No need to write SQL</text:span></text:p>
                <text:list>
                  <text:list-item>
                    <text:p text:style-name="P4"><text:span text:style-name="T6">This is particularly useful during the early stages of development in new projects where the database model is still in flux</text:span></text:p>
                  </text:list-item>
                  <text:list-item>
                    <text:p text:style-name="P4"><text:span text:style-name="T6">But if you don't like the SQL that is generated, you can modify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" presentation:presentation-page-layout-name="AL2T1">
        <draw:frame presentation:style-name="pr3" draw:text-style-name="P3" draw:layer="layout" svg:width="24.975cm" svg:height="2.745cm" svg:x="1.526cm" svg:y="1.272cm" presentation:class="title" presentation:user-transformed="true">
          <draw:text-box>
            <text:p><text:span text:style-name="T3">Flexible Mapping Strategies</text:span><text:span text:style-name="T3"><text:line-break/></text:span><text:span text:style-name="T3"/></text:p>
          </draw:text-box>
        </draw:frame>
        <draw:frame draw:style-name="gr65" draw:text-style-name="P6" draw:layer="layout" svg:width="25cm" svg:height="14.5cm" svg:x="1.526cm" svg:y="5.082cm">
          <draw:text-box>
            <text:list text:style-name="L2">
              <text:list-item>
                <text:p text:style-name="P4"><text:span text:style-name="T4">Developers can choose the level of database normalization required</text:span></text:p>
              </text:list-item>
              <text:list-item>
                <text:p text:style-name="P4"><text:span text:style-name="T4">The Object/Relational model can be:</text:span></text:p>
                <text:list>
                  <text:list-item>
                    <text:p text:style-name="P4"><text:span text:style-name="T6">Tightly coupled to the database</text:span></text:p>
                    <text:list>
                      <text:list-item>
                        <text:p text:style-name="P4"><text:span text:style-name="T8">1 Table per class</text:span></text:p>
                      </text:list-item>
                    </text:list>
                  </text:list-item>
                  <text:list-item>
                    <text:p text:style-name="P4"><text:span text:style-name="T6">Loosely coupled to the database</text:span></text:p>
                    <text:list>
                      <text:list-item>
                        <text:p text:style-name="P4"><text:span text:style-name="T8">Many tables per class</text:span></text:p>
                      </text:list-item>
                      <text:list-item>
                        <text:p text:style-name="P4"><text:span text:style-name="T8">Many classes per 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" presentation:presentation-page-layout-name="AL2T1">
        <draw:frame presentation:style-name="pr3" draw:text-style-name="P3" draw:layer="layout" svg:width="24.975cm" svg:height="2.745cm" svg:x="1.526cm" svg:y="1.272cm" presentation:class="title" presentation:user-transformed="true">
          <draw:text-box>
            <text:p><text:span text:style-name="T3">Subtyping</text:span><text:span text:style-name="T3"><text:line-break/></text:span><text:span text:style-name="T3"/></text:p>
          </draw:text-box>
        </draw:frame>
        <draw:frame draw:style-name="gr66" draw:text-style-name="P6" draw:layer="layout" svg:width="25cm" svg:height="14.5cm" svg:x="1.526cm" svg:y="5.082cm">
          <draw:text-box>
            <text:list text:style-name="L2">
              <text:list-item>
                <text:p text:style-name="P4"><text:span text:style-name="T4">Object/Relational Mapping technology supports subtyping</text:span></text:p>
                <text:list>
                  <text:list-item>
                    <text:p text:style-name="P4"><text:span text:style-name="T6">Java class hierarchies can be mapped to the database in ways that are:</text:span></text:p>
                    <text:list>
                      <text:list-item>
                        <text:p text:style-name="P4"><text:span text:style-name="T8">Normalized</text:span></text:p>
                      </text:list-item>
                      <text:list-item>
                        <text:p text:style-name="P4"><text:span text:style-name="T8">Denormalized</text:span></text:p>
                      </text:list-item>
                      <text:list-item>
                        <text:p text:style-name="P4"><text:span text:style-name="T8">Hybrid</text:span></text:p>
                      </text:list-item>
                    </text:list>
                  </text:list-item>
                  <text:list-item>
                    <text:p text:style-name="P4"><text:span text:style-name="T4">Polymorphic queries</text:span></text:p>
                    <text:p text:style-name="P4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" presentation:presentation-page-layout-name="AL2T1">
        <draw:frame presentation:style-name="pr3" draw:text-style-name="P3" draw:layer="layout" svg:width="24.975cm" svg:height="2.745cm" svg:x="1.526cm" svg:y="1.272cm" presentation:class="title" presentation:user-transformed="true">
          <draw:text-box>
            <text:p><text:span text:style-name="T3">Flexible Locking Strategies</text:span><text:span text:style-name="T3"><text:line-break/></text:span><text:span text:style-name="T3"/></text:p>
          </draw:text-box>
        </draw:frame>
        <draw:frame draw:style-name="gr67" draw:text-style-name="P6" draw:layer="layout" svg:width="25cm" svg:height="14.5cm" svg:x="1.526cm" svg:y="5.082cm">
          <draw:text-box>
            <text:list text:style-name="L2">
              <text:list-item>
                <text:p text:style-name="P4"><text:span text:style-name="T4">Object/Relational Mapping technology supports</text:span></text:p>
                <text:list>
                  <text:list-item>
                    <text:p text:style-name="P4"><text:span text:style-name="T6">Optimistic Locking</text:span></text:p>
                  </text:list-item>
                  <text:list-item>
                    <text:p text:style-name="P4"><text:span text:style-name="T6">Pessimistic Loc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" presentation:presentation-page-layout-name="AL2T1">
        <draw:frame presentation:style-name="pr3" draw:text-style-name="P3" draw:layer="layout" svg:width="24.975cm" svg:height="2.745cm" svg:x="1.526cm" svg:y="1.272cm" presentation:class="title" presentation:user-transformed="true">
          <draw:text-box>
            <text:p><text:span text:style-name="T3">Flexible Fetching Strategies</text:span><text:span text:style-name="T3"><text:line-break/></text:span><text:span text:style-name="T3"/></text:p>
          </draw:text-box>
        </draw:frame>
        <draw:frame draw:style-name="gr68" draw:text-style-name="P6" draw:layer="layout" svg:width="25cm" svg:height="14.5cm" svg:x="1.526cm" svg:y="5.082cm">
          <draw:text-box>
            <text:list text:style-name="L2">
              <text:list-item>
                <text:p text:style-name="P4"><text:span text:style-name="T4">Object/Relational Mapping technology supports</text:span></text:p>
                <text:list>
                  <text:list-item>
                    <text:p text:style-name="P4"><text:span text:style-name="T6">Eager Loading</text:span></text:p>
                    <text:list>
                      <text:list-item>
                        <text:p text:style-name="P4"><text:span text:style-name="T8">Fetching all information at once</text:span></text:p>
                      </text:list-item>
                      <text:list-item>
                        <text:p text:style-name="P4"><text:span text:style-name="T8">Addresses the N+1 select problem</text:span></text:p>
                      </text:list-item>
                    </text:list>
                  </text:list-item>
                  <text:list-item>
                    <text:p text:style-name="P4"><text:span text:style-name="T6">Lazy Loading</text:span></text:p>
                    <text:list>
                      <text:list-item>
                        <text:p text:style-name="P4"><text:span text:style-name="T8">Fetching information incrementally in ways that are either</text:span></text:p>
                        <text:list>
                          <text:list-item>
                            <text:p text:style-name="P4"><text:span text:style-name="T9">Coarse grained</text:span></text:p>
                          </text:list-item>
                          <text:list-item>
                            <text:p text:style-name="P4"><text:span text:style-name="T9">Fine grain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" presentation:presentation-page-layout-name="AL2T1">
        <draw:frame presentation:style-name="pr3" draw:text-style-name="P3" draw:layer="layout" svg:width="24.975cm" svg:height="2.745cm" svg:x="1.526cm" svg:y="1.272cm" presentation:class="title" presentation:user-transformed="true">
          <draw:text-box>
            <text:p><text:span text:style-name="T3">Reverse Engineering</text:span><text:span text:style-name="T3"><text:line-break/></text:span><text:span text:style-name="T3"/></text:p>
          </draw:text-box>
        </draw:frame>
        <draw:frame draw:style-name="gr69" draw:text-style-name="P6" draw:layer="layout" svg:width="25cm" svg:height="14.5cm" svg:x="1.526cm" svg:y="5.082cm">
          <draw:text-box>
            <text:list text:style-name="L2">
              <text:list-item>
                <text:p text:style-name="P4"><text:span text:style-name="T4">Object/Relational Mapping technology can generate</text:span></text:p>
                <text:list>
                  <text:list-item>
                    <text:p text:style-name="P4"><text:span text:style-name="T6">Database schema from an object oriented model</text:span></text:p>
                  </text:list-item>
                  <text:list-item>
                    <text:p text:style-name="P4"><text:span text:style-name="T6">Objects from an existing database (legacy)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" presentation:presentation-page-layout-name="AL2T1">
        <draw:frame presentation:style-name="pr3" draw:text-style-name="P3" draw:layer="layout" svg:width="24.975cm" svg:height="2.745cm" svg:x="1.526cm" svg:y="1.272cm" presentation:class="title" presentation:user-transformed="true">
          <draw:text-box>
            <text:p><text:span text:style-name="T3">Abstraction Layer For Infrastructure</text:span><text:span text:style-name="T3"><text:line-break/></text:span><text:span text:style-name="T3"/></text:p>
          </draw:text-box>
        </draw:frame>
        <draw:frame draw:style-name="gr70" draw:text-style-name="P6" draw:layer="layout" svg:width="25cm" svg:height="14.5cm" svg:x="1.526cm" svg:y="5.082cm">
          <draw:text-box>
            <text:list text:style-name="L2">
              <text:list-item>
                <text:p text:style-name="P4"><text:span text:style-name="T4">Object/Relational Mapping technology can serve as an abstraction layer for parts of the database infrastructure</text:span></text:p>
                <text:list>
                  <text:list-item>
                    <text:p text:style-name="P4"><text:span text:style-name="T6">Connection Pools</text:span></text:p>
                  </text:list-item>
                  <text:list-item>
                    <text:p text:style-name="P4"><text:span text:style-name="T6">Transaction Management</text:span></text:p>
                  </text:list-item>
                  <text:list-item>
                    <text:p text:style-name="P4"><text:span text:style-name="T6">Caching Mechanis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" presentation:presentation-page-layout-name="AL2T1">
        <draw:frame presentation:style-name="pr3" draw:text-style-name="P3" draw:layer="layout" svg:width="24.975cm" svg:height="2.745cm" svg:x="1.526cm" svg:y="1.272cm" presentation:class="title" presentation:user-transformed="true">
          <draw:text-box>
            <text:p><text:span text:style-name="T3">Performance</text:span><text:span text:style-name="T3"><text:line-break/></text:span><text:span text:style-name="T3"/></text:p>
          </draw:text-box>
        </draw:frame>
        <draw:frame draw:style-name="gr71" draw:text-style-name="P6" draw:layer="layout" svg:width="25cm" svg:height="14.5cm" svg:x="1.526cm" svg:y="5.082cm">
          <draw:text-box>
            <text:list text:style-name="L2">
              <text:list-item>
                <text:p text:style-name="P4"><text:span text:style-name="T4">Object/Relational Mapping technology are typically optimized in ways that would be difficult or impossible to achieve at the application level</text:span></text:p>
                <text:list>
                  <text:list-item>
                    <text:p text:style-name="P4"><text:span text:style-name="T6">Resource pooling</text:span></text:p>
                  </text:list-item>
                  <text:list-item>
                    <text:p text:style-name="P4"><text:span text:style-name="T6">Data read/write strategies</text:span></text:p>
                  </text:list-item>
                  <text:list-item>
                    <text:p text:style-name="P4"><text:span text:style-name="T6">Cac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" presentation:presentation-page-layout-name="AL2T1">
        <draw:frame presentation:style-name="pr3" draw:text-style-name="P3" draw:layer="layout" svg:width="24.975cm" svg:height="2.745cm" svg:x="1.526cm" svg:y="1.272cm" presentation:class="title" presentation:user-transformed="true">
          <draw:text-box>
            <text:p><text:span text:style-name="T3">Tools</text:span><text:span text:style-name="T3"><text:line-break/></text:span><text:span text:style-name="T3"/></text:p>
          </draw:text-box>
        </draw:frame>
        <draw:frame draw:style-name="gr72" draw:text-style-name="P6" draw:layer="layout" svg:width="25cm" svg:height="14.5cm" svg:x="1.526cm" svg:y="5.082cm">
          <draw:text-box>
            <text:list text:style-name="L2">
              <text:list-item>
                <text:p text:style-name="P4"><text:span text:style-name="T4">Object/Relational Mapping technology are packaged with tools designed to make developers more productive using the technology</text:span></text:p>
                <text:list>
                  <text:list-item>
                    <text:p text:style-name="P4"><text:span text:style-name="T6">Design tools</text:span></text:p>
                  </text:list-item>
                  <text:list-item>
                    <text:p text:style-name="P4"><text:span text:style-name="T6">Configuration tools</text:span></text:p>
                  </text:list-item>
                  <text:list-item>
                    <text:p text:style-name="P4"><text:span text:style-name="T6">Monitoring too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" presentation:presentation-page-layout-name="AL2T1">
        <draw:frame presentation:style-name="pr3" draw:text-style-name="P3" draw:layer="layout" svg:width="24.975cm" svg:height="2.745cm" svg:x="1.525cm" svg:y="1.27cm" presentation:class="title" presentation:user-transformed="true">
          <draw:text-box>
            <text:p><text:span text:style-name="T3">Topics In This Session</text:span><text:span text:style-name="T3"><text:line-break/></text:span><text:span text:style-name="T3"/></text:p>
          </draw:text-box>
        </draw:frame>
        <draw:frame draw:style-name="gr73" draw:text-style-name="P5" draw:layer="layout" svg:width="25cm" svg:height="14.5cm" svg:x="1.525cm" svg:y="5.08cm">
          <draw:text-box>
            <text:list text:style-name="L2">
              <text:list-item>
                <text:p text:style-name="P4"><text:span text:style-name="T5">The Object/Relational Mismatch</text:span></text:p>
              </text:list-item>
              <text:list-item>
                <text:p text:style-name="P4"><text:span text:style-name="T5">What Is Object/Relational Mapping?</text:span></text:p>
              </text:list-item>
              <text:list-item>
                <text:p text:style-name="P4"><text:span text:style-name="T5">The Benefits Of Object/Relational Mapping Technology</text:span></text:p>
              </text:list-item>
              <text:list-item>
                <text:p text:style-name="P4"><text:span text:style-name="T4">The Costs Of Object/Relational Mapping Technolog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" presentation:presentation-page-layout-name="AL2T1">
        <draw:frame presentation:style-name="pr3" draw:text-style-name="P3" draw:layer="layout" svg:width="24.975cm" svg:height="2.745cm" svg:x="1.525cm" svg:y="1.27cm" presentation:class="title" presentation:user-transformed="true">
          <draw:text-box>
            <text:p><text:span text:style-name="T3">Costs Of Object/Relational Technology</text:span><text:span text:style-name="T3"><text:line-break/></text:span><text:span text:style-name="T3"/></text:p>
          </draw:text-box>
        </draw:frame>
        <draw:frame draw:style-name="gr74" draw:text-style-name="P5" draw:layer="layout" svg:width="25cm" svg:height="14.5cm" svg:x="1.525cm" svg:y="5.08cm">
          <draw:text-box>
            <text:list text:style-name="L2">
              <text:list-item>
                <text:p text:style-name="P4"><text:span text:style-name="T4">Plethora of features to be mastered</text:span></text:p>
              </text:list-item>
              <text:list-item>
                <text:p text:style-name="P4"><text:span text:style-name="T4">Complexity</text:span></text:p>
              </text:list-item>
              <text:list-item>
                <text:p text:style-name="P4"><text:span text:style-name="T4">Performance</text:span></text:p>
              </text:list-item>
              <text:list-item>
                <text:p text:style-name="P4"><text:span text:style-name="T4">Not well suited for batch operations</text:span></text:p>
              </text:list-item>
              <text:list-item>
                <text:p text:style-name="P4"><text:span text:style-name="T4">Better suited to new projects than legacy proje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" presentation:presentation-page-layout-name="AL2T1">
        <draw:frame presentation:style-name="pr3" draw:text-style-name="P3" draw:layer="layout" svg:width="24.975cm" svg:height="2.745cm" svg:x="1.525cm" svg:y="1.27cm" presentation:class="title" presentation:user-transformed="true">
          <draw:text-box>
            <text:p><text:span text:style-name="T3">Feature Set</text:span><text:span text:style-name="T3"><text:line-break/></text:span><text:span text:style-name="T3"/></text:p>
          </draw:text-box>
        </draw:frame>
        <draw:frame draw:style-name="gr75" draw:text-style-name="P5" draw:layer="layout" svg:width="25cm" svg:height="14.5cm" svg:x="1.525cm" svg:y="5.08cm">
          <draw:text-box>
            <text:list text:style-name="L2">
              <text:list-item>
                <text:p text:style-name="P4"><text:span text:style-name="T4">Most Object/Relational Mapping products offer an abundance of configuration options, which take time to mas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" presentation:presentation-page-layout-name="AL2T1">
        <draw:frame presentation:style-name="pr3" draw:text-style-name="P3" draw:layer="layout" svg:width="24.975cm" svg:height="2.745cm" svg:x="1.525cm" svg:y="1.27cm" presentation:class="title" presentation:user-transformed="true">
          <draw:text-box>
            <text:p><text:span text:style-name="T3">Complexity</text:span><text:span text:style-name="T3"><text:line-break/></text:span><text:span text:style-name="T3"/></text:p>
          </draw:text-box>
        </draw:frame>
        <draw:frame draw:style-name="gr76" draw:text-style-name="P5" draw:layer="layout" svg:width="25cm" svg:height="14.731cm" svg:x="1.525cm" svg:y="5.08cm">
          <draw:text-box>
            <text:list text:style-name="L2">
              <text:list-item>
                <text:p text:style-name="P4"><text:span text:style-name="T4">The good news is that the rich feature set of most Object/Relational engines make the technology suitable for use in a variety of applications</text:span></text:p>
              </text:list-item>
              <text:list-item>
                <text:p text:style-name="P4"><text:span text:style-name="T4">The bad news is that the features address inherently complex problems, and it is not always possible (or desirable) to abstract away all of the details associated with these problems</text:span></text:p>
                <text:list>
                  <text:list-item>
                    <text:p text:style-name="P4"><text:span text:style-name="T6">Optimizations provided by the Object/Relational Mapping engines can create problems that require sophisticated debugging skills to isolate and correct</text:span></text:p>
                    <text:list>
                      <text:list-item>
                        <text:p text:style-name="P4"><text:span text:style-name="T8">Lazy loading</text:span></text:p>
                      </text:list-item>
                      <text:list-item>
                        <text:p text:style-name="P4"><text:span text:style-name="T8">Caching</text:span></text:p>
                      </text:list-item>
                      <text:list-item>
                        <text:p text:style-name="P4"><text:span text:style-name="T8">Optimistic locking</text:span></text:p>
                      </text:list-item>
                    </text:list>
                  </text:list-item>
                  <text:list-item>
                    <text:p text:style-name="P4"><text:span text:style-name="T6">Mistakes configuring these engines can actually create more problems than they sol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" presentation:presentation-page-layout-name="AL2T1">
        <draw:frame presentation:style-name="pr3" draw:text-style-name="P3" draw:layer="layout" svg:width="24.975cm" svg:height="2.745cm" svg:x="1.525cm" svg:y="1.271cm" presentation:class="title" presentation:user-transformed="true">
          <draw:text-box>
            <text:p><text:span text:style-name="T3">Performance</text:span><text:span text:style-name="T3"><text:line-break/></text:span><text:span text:style-name="T3"/></text:p>
          </draw:text-box>
        </draw:frame>
        <draw:frame draw:style-name="gr77" draw:text-style-name="P5" draw:layer="layout" svg:width="25cm" svg:height="14.5cm" svg:x="1.525cm" svg:y="5.081cm">
          <draw:text-box>
            <text:list text:style-name="L2">
              <text:list-item>
                <text:p text:style-name="P4"><text:span text:style-name="T4">Though a good deal of effort goes into the optimization of most Object/Relational Mapping engines, performance can degrade as application complexity increases</text:span></text:p>
                <text:list>
                  <text:list-item>
                    <text:p text:style-name="P4"><text:span text:style-name="T6">Ultimately, you may find yourself</text:span></text:p>
                    <text:list>
                      <text:list-item>
                        <text:p text:style-name="P4"><text:span text:style-name="T8">Applying the technology selectively</text:span></text:p>
                      </text:list-item>
                      <text:list-item>
                        <text:p text:style-name="P4"><text:span text:style-name="T8">Adapting your domain model to conform to the limits of the technology</text:span></text:p>
                      </text:list-item>
                    </text:list>
                  </text:list-item>
                  <text:list-item>
                    <text:p text:style-name="P4"><text:span text:style-name="T6">80/20 rule</text:span></text:p>
                    <text:list>
                      <text:list-item>
                        <text:p text:style-name="P4"><text:span text:style-name="T8">Out of the box, these technologies can make you very productive for 80% of the things you routinely do with the database</text:span></text:p>
                      </text:list-item>
                      <text:list-item>
                        <text:p text:style-name="P4"><text:span text:style-name="T8">The other 20% however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late" presentation:presentation-page-layout-name="AL2T1">
        <draw:frame presentation:style-name="pr3" draw:text-style-name="P3" draw:layer="layout" svg:width="24.975cm" svg:height="2.745cm" svg:x="1.525cm" svg:y="1.271cm" presentation:class="title" presentation:user-transformed="true">
          <draw:text-box>
            <text:p><text:span text:style-name="T3">Batch Operations</text:span><text:span text:style-name="T3"><text:line-break/></text:span><text:span text:style-name="T3"/></text:p>
          </draw:text-box>
        </draw:frame>
        <draw:frame draw:style-name="gr78" draw:text-style-name="P5" draw:layer="layout" svg:width="25cm" svg:height="14.5cm" svg:x="1.525cm" svg:y="5.081cm">
          <draw:text-box>
            <text:list text:style-name="L2">
              <text:list-item>
                <text:p text:style-name="P4"><text:span text:style-name="T4">The sweet spot for Object/Relational Mapping technology is transaction processing, not analytic processing</text:span></text:p>
                <text:list>
                  <text:list-item>
                    <text:p text:style-name="P4"><text:span text:style-name="T6">OLTP, not OL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late" presentation:presentation-page-layout-name="AL2T1">
        <draw:frame presentation:style-name="pr3" draw:text-style-name="P3" draw:layer="layout" svg:width="24.975cm" svg:height="2.745cm" svg:x="1.525cm" svg:y="1.271cm" presentation:class="title" presentation:user-transformed="true">
          <draw:text-box>
            <text:p><text:span text:style-name="T3">Legacy Systems</text:span><text:span text:style-name="T3"><text:line-break/></text:span><text:span text:style-name="T3"/></text:p>
          </draw:text-box>
        </draw:frame>
        <draw:frame draw:style-name="gr79" draw:text-style-name="P5" draw:layer="layout" svg:width="25cm" svg:height="14.5cm" svg:x="1.525cm" svg:y="5.081cm">
          <draw:text-box>
            <text:list text:style-name="L2">
              <text:list-item>
                <text:p text:style-name="P4"><text:span text:style-name="T4">Object/Relational Mapping technologies are more suitable for developing new applications than for <text:s/>adapting legacy systems</text:span></text:p>
                <text:list>
                  <text:list-item>
                    <text:p text:style-name="P4"><text:span text:style-name="T6">Easier</text:span></text:p>
                  </text:list-item>
                  <text:list-item>
                    <text:p text:style-name="P4"><text:span text:style-name="T6">Faster</text:span></text:p>
                  </text:list-item>
                  <text:list-item>
                    <text:p text:style-name="P4"><text:span text:style-name="T6">Less Risk</text:span></text:p>
                    <text:p text:style-name="P4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1A00000253EB8EBD5D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_20_2" draw:display-name="Dash 2" draw:style="rect" draw:dots2="1" draw:dots2-length="0.141cm" draw:distance="0.105cm"/>
    <draw:stroke-dash draw:name="Dash_20_3" draw:display-name="Dash 3" draw:style="rect" draw:dots1="1" draw:dots1-length="0.035cm" draw:distance="0.035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left="0cm" fo:margin-right="0cm" fo:margin-top="0.374cm" fo:margin-bottom="0cm" style:line-height-at-least="0.623cm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/>
    </style:style>
    <style:style style:name="Default_7e_LT_7e_Gliederung_20_2" style:display-name="Default~LT~Gliederung 2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/>
    </style:style>
    <style:style style:name="Default_7e_LT_7e_Gliederung_20_3" style:display-name="Default~LT~Gliederung 3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/>
    </style:style>
    <style:style style:name="Default_7e_LT_7e_Gliederung_20_4" style:display-name="Default~LT~Gliederung 4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Default_7e_LT_7e_Gliederung_20_5" style:display-name="Default~LT~Gliederung 5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Default_7e_LT_7e_Gliederung_20_6" style:display-name="Default~LT~Gliederung 6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Default_7e_LT_7e_Gliederung_20_7" style:display-name="Default~LT~Gliederung 7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Default_7e_LT_7e_Gliederung_20_8" style:display-name="Default~LT~Gliederung 8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Default_7e_LT_7e_Gliederung_20_9" style:display-name="Default~LT~Gliederung 9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Default_7e_LT_7e_Titel" style:display-name="Default~LT~Titel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e481f" style:text-outline="false" style:text-line-through-style="none" fo:font-family="'ＭＳ Ｐゴシック'" style:font-family-generic="modern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/>
    </style:style>
    <style:style style:name="Default_7e_LT_7e_Untertitel" style:display-name="Default~LT~Untertitel" style:family="graphic">
      <style:paragraph-properties fo:margin-left="0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/>
    </style:style>
    <style:style style:name="Default_7e_LT_7e_Notizen" style:display-name="Default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c00101" style:text-line-through-style="none" fo:font-family="Times" style:font-family-generic="roman" style:font-pitch="variable" fo:font-size="24pt" fo:font-style="normal" fo:text-shadow="none" style:text-underline-style="none" fo:font-weight="normal" style:font-family-asian="Times" style:font-family-generic-asian="roman" style:font-pitch-asian="variable" style:font-size-asian="24pt" style:font-style-asian="normal" style:font-weight-asian="normal" style:font-family-complex="Times" style:font-family-generic-complex="roman" style:font-pitch-complex="variable" style:font-size-complex="24pt" style:font-style-complex="normal" style:font-weight-complex="normal"/>
    </style:style>
    <style:style style:name="Default_7e_LT_7e_Hintergrund" style:display-name="Default~LT~Hintergrund" style:family="graphic">
      <style:paragraph-properties fo:text-align="center" style:text-autospace="none"/>
    </style:style>
    <style:style style:name="Title1_7e_LT_7e_Gliederung_20_1" style:display-name="Title1~LT~Gliederung 1" style:family="graphic">
      <style:paragraph-properties fo:margin-left="0cm" fo:margin-right="0cm" fo:margin-top="0.374cm" fo:margin-bottom="0cm" style:line-height-at-least="0.623cm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8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Title1_7e_LT_7e_Gliederung_20_9" style:display-name="Title1~LT~Gliederung 9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e481f" style:text-outline="false" style:text-line-through-style="none" fo:font-family="'ＭＳ Ｐゴシック'" style:font-family-generic="modern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0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c00101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2" text:bullet-char="●">
            <style:list-level-properties text:space-before="1.016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3" text:bullet-char="●">
            <style:list-level-properties text:space-before="2.032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4" text:bullet-char="●">
            <style:list-level-properties text:space-before="3.048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5" text:bullet-char="●">
            <style:list-level-properties text:space-before="4.064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6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7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8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9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10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</text:list-style>
      </style:graphic-properties>
      <style:paragraph-properties fo:margin-top="0cm" fo:margin-bottom="0cm">
        <style:tab-stops/>
      </style:paragraph-properties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text-properties fo:font-family="Verdana" style:font-family-generic="swiss" style:font-pitch="variable" fo:font-size="22pt" style:font-size-asian="22pt" style:font-size-complex="22pt"/>
    </style:style>
    <style:style style:name="template-outline3" style:family="presentation" style:parent-style-name="template-outline2">
      <style:text-properties fo:font-family="Verdana" style:font-family-generic="swiss" style:font-pitch="variable" fo:font-size="20pt" style:font-size-asian="20pt" style:font-size-complex="20pt"/>
    </style:style>
    <style:style style:name="template-outline4" style:family="presentation" style:parent-style-name="template-outline3">
      <style:text-properties fo:font-family="Verdana" style:font-family-generic="swiss" style:font-pitch="variable" fo:font-size="18pt" style:font-size-asian="18pt" style:font-size-complex="18pt"/>
    </style:style>
    <style:style style:name="template-outline5" style:family="presentation" style:parent-style-name="template-outline4">
      <style:text-properties fo:font-family="Verdana" style:font-family-generic="swiss" style:font-pitch="variable" fo:font-size="16pt" style:font-size-asian="16pt" style:font-size-complex="16pt"/>
    </style:style>
    <style:style style:name="template-outline6" style:family="presentation" style:parent-style-name="template-outline5">
      <style:text-properties fo:font-family="Verdana" style:font-family-generic="swiss" style:font-pitch="variable" fo:font-size="20pt" style:font-size-asian="20pt" style:font-size-complex="20pt"/>
    </style:style>
    <style:style style:name="template-outline7" style:family="presentation" style:parent-style-name="template-outline6">
      <style:text-properties fo:font-size="20pt" style:font-size-asian="20pt" style:font-size-complex="20pt"/>
    </style:style>
    <style:style style:name="template-outline8" style:family="presentation" style:parent-style-name="template-outline7">
      <style:text-properties fo:font-size="20pt" style:font-size-asian="20pt" style:font-size-complex="20pt"/>
    </style:style>
    <style:style style:name="template-outline9" style:family="presentation" style:parent-style-name="template-outline8"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mplate-backgroundobjects">
      <style:graphic-properties svg:stroke-width="0.102cm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" style:page-layout-name="PM1" draw:style-name="Mdp1">
      <draw:frame presentation:style-name="template-title" draw:layer="backgroundobjects" svg:width="25.199cm" svg:height="3.506cm" svg:x="1.4cm" svg:y="0.837cm" presentation:class="title" presentation:placeholder="true">
        <draw:text-box/>
      </draw:frame>
      <draw:frame presentation:style-name="template-outline1" draw:layer="backgroundobjects" svg:width="25.199cm" svg:height="13.859cm" svg:x="1.4cm" svg:y="4.914cm" presentation:class="outline" presentation:placeholder="true">
        <draw:text-box/>
      </draw:frame>
      <draw:line presentation:style-name="Mpr1" draw:text-style-name="MP3" draw:layer="backgroundobjects" svg:x1="1.5cm" svg:y1="4.6cm" svg:x2="26.5cm" svg:y2="4.6cm">
        <text:p/>
      </draw:line>
      <presentation:notes style:page-layout-name="PM0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1-10-08T17:52:39</meta:creation-date>
    <meta:editing-duration>P2DT6H22M49S</meta:editing-duration>
    <meta:editing-cycles>421</meta:editing-cycles>
    <meta:generator>OpenOffice/4.1.5$Unix OpenOffice.org_project/415m1$Build-9789</meta:generator>
    <dc:description>Ochi Takashi (hagetaka0)</dc:description>
    <dc:subject>simple background</dc:subject>
    <dc:title>Arc</dc:title>
    <meta:keyword>simple</meta:keyword>
    <meta:keyword>background</meta:keyword>
    <meta:keyword>template</meta:keyword>
    <meta:keyword>Impress</meta:keyword>
    <meta:initial-creator>Joel Budgor</meta:initial-creator>
    <dc:date>2018-06-07T11:21:19</dc:date>
    <meta:document-statistic meta:object-count="247"/>
    <meta:user-defined meta:name="License">&lt;a href="http://www.youtube.com/hagetaka0&gt;YouTube - hagetaka0's Channel&lt;/a&gt;</meta:user-defined>
  </office:meta>
</office:document-meta>
</file>